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154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2.582cm"/>
    </style:style>
    <style:style style:name="co7" style:family="table-column">
      <style:table-column-properties fo:break-before="auto" style:column-width="3.316cm"/>
    </style:style>
    <style:style style:name="co8" style:family="table-column">
      <style:table-column-properties fo:break-before="auto" style:column-width="3.491cm"/>
    </style:style>
    <style:style style:name="co9" style:family="table-column">
      <style:table-column-properties fo:break-before="auto" style:column-width="3.177cm"/>
    </style:style>
    <style:style style:name="co10" style:family="table-column">
      <style:table-column-properties fo:break-before="auto" style:column-width="4.713cm"/>
    </style:style>
    <style:style style:name="co11" style:family="table-column">
      <style:table-column-properties fo:break-before="auto" style:column-width="3.455cm"/>
    </style:style>
    <style:style style:name="co12" style:family="table-column">
      <style:table-column-properties fo:break-before="auto" style:column-width="4.957cm"/>
    </style:style>
    <style:style style:name="co13" style:family="table-column">
      <style:table-column-properties fo:break-before="auto" style:column-width="4.433cm"/>
    </style:style>
    <style:style style:name="co14" style:family="table-column">
      <style:table-column-properties fo:break-before="auto" style:column-width="4.399cm"/>
    </style:style>
    <style:style style:name="co15" style:family="table-column">
      <style:table-column-properties fo:break-before="auto" style:column-width="4.225cm"/>
    </style:style>
    <style:style style:name="co16" style:family="table-column">
      <style:table-column-properties fo:break-before="auto" style:column-width="3.665cm"/>
    </style:style>
    <style:style style:name="ro1" style:family="table-row">
      <style:table-row-properties style:row-height="2.738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3.632cm" fo:break-before="auto" style:use-optimal-row-height="true"/>
    </style:style>
    <style:style style:name="ro6" style:family="table-row">
      <style:table-row-properties style:row-height="0.5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7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4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3pt" style:font-size-asian="13pt" style:font-size-complex="13pt"/>
    </style:style>
    <style:style style:name="ce7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5" style:family="table-cell" style:parent-style-name="Default" style:data-style-name="N84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4" style:family="table-cell" style:parent-style-name="Default" style:data-style-name="N142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63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67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PARTO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3" table:default-cell-style-name="ce3"/>
        <table:table-column table:style-name="co1" table:default-cell-style-name="ce3"/>
        <table:table-column table:style-name="co5" table:default-cell-style-name="ce8"/>
        <table:table-column table:style-name="co1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8"/>
        <table:table-column table:style-name="co1" table:number-columns-repeated="2" table:default-cell-style-name="ce3"/>
        <table:table-column table:style-name="co8" table:default-cell-style-name="ce8"/>
        <table:table-column table:style-name="co1" table:default-cell-style-name="ce3"/>
        <table:table-column table:style-name="co8" table:default-cell-style-name="ce8"/>
        <table:table-column table:style-name="co1" table:number-columns-repeated="2" table:default-cell-style-name="ce3"/>
        <table:table-column table:style-name="co9" table:default-cell-style-name="ce8"/>
        <table:table-row table:style-name="ro1">
          <table:table-cell table:style-name="ce1" office:value-type="string" calcext:value-type="string">
            <text:p>Tipo de registro</text:p>
          </table:table-cell>
          <table:table-cell table:style-name="ce1" office:value-type="string" calcext:value-type="string">
            <text:p>Consecutivo de registro</text:p>
          </table:table-cell>
          <table:table-cell table:style-name="ce1" office:value-type="string" calcext:value-type="string">
            <text:p>Tipo de identificación </text:p>
          </table:table-cell>
          <table:table-cell table:style-name="ce1" office:value-type="string" calcext:value-type="string">
            <text:p>Número identificación </text:p>
          </table:table-cell>
          <table:table-cell table:style-name="ce1" office:value-type="string" calcext:value-type="string">
            <text:p>primer apellido</text:p>
          </table:table-cell>
          <table:table-cell table:style-name="ce1" office:value-type="string" calcext:value-type="string">
            <text:p>segundo apellido</text:p>
          </table:table-cell>
          <table:table-cell table:style-name="ce1" office:value-type="string" calcext:value-type="string">
            <text:p>primer nombre</text:p>
          </table:table-cell>
          <table:table-cell table:style-name="ce1" office:value-type="string" calcext:value-type="string">
            <text:p>segundo nombre</text:p>
          </table:table-cell>
          <table:table-cell table:style-name="ce1" office:value-type="string" calcext:value-type="string">
            <text:p>codigo de pertenencia etnica</text:p>
          </table:table-cell>
          <table:table-cell table:style-name="ce7" office:value-type="string" calcext:value-type="string">
            <text:p>fecha de la atencion del parto</text:p>
          </table:table-cell>
          <table:table-cell table:style-name="ce9" office:value-type="string" calcext:value-type="string">
            <text:p>finalidad de la consulta</text:p>
          </table:table-cell>
          <table:table-cell table:style-name="ce1" office:value-type="string" calcext:value-type="string">
            <text:p>codigo cups del procediemento</text:p>
          </table:table-cell>
          <table:table-cell table:style-name="ce1" office:value-type="string" calcext:value-type="string">
            <text:p>toma de prueba rapida para sifilis</text:p>
          </table:table-cell>
          <table:table-cell table:style-name="ce7" office:value-type="string" calcext:value-type="string">
            <text:p>Fecha de toma de prueba rápida para sífilis</text:p>
          </table:table-cell>
          <table:table-cell table:style-name="ce11" office:value-type="string" calcext:value-type="string">
            <text:p>Resultados serología para sífilis</text:p>
          </table:table-cell>
          <table:table-cell table:style-name="ce1"/>
          <table:table-cell table:style-name="ce12" office:value-type="string" calcext:value-type="string">
            <text:p>Fecha Asesoría pre test Elisa para VIH</text:p>
          </table:table-cell>
          <table:table-cell table:style-name="ce1" office:value-type="string" calcext:value-type="string">
            <text:p>Toma de prueba rápida para VIH</text:p>
          </table:table-cell>
          <table:table-cell table:style-name="ce7" office:value-type="string" calcext:value-type="string">
            <text:p>Fecha de Toma de prueba rápida para VIH</text:p>
          </table:table-cell>
          <table:table-cell table:style-name="ce1" office:value-type="string" calcext:value-type="string">
            <text:p>Resultado prueba rápida para VIH</text:p>
          </table:table-cell>
          <table:table-cell table:style-name="ce13" office:value-type="string" calcext:value-type="string">
            <text:p>Suministro de anticonceptivo post evento obstétrico</text:p>
          </table:table-cell>
          <table:table-cell table:style-name="ce14" office:value-type="string" calcext:value-type="string">
            <text:p>Fecha suministro de anticonceptivo post evento obstétrico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C</text:p>
          </table:table-cell>
          <table:table-cell table:style-name="ce4" office:value-type="float" office:value="1053442288" calcext:value-type="float">
            <text:p>1053442288</text:p>
          </table:table-cell>
          <table:table-cell table:style-name="ce5" office:value-type="string" calcext:value-type="string">
            <text:p>RODRIGUEZ</text:p>
          </table:table-cell>
          <table:table-cell table:style-name="ce5" office:value-type="string" calcext:value-type="string">
            <text:p>PINZON</text:p>
          </table:table-cell>
          <table:table-cell table:style-name="ce5" office:value-type="string" calcext:value-type="string">
            <text:p>DANIELA</text:p>
          </table:table-cell>
          <table:table-cell table:style-name="ce5" office:value-type="string" calcext:value-type="string">
            <text:p>ESTEFANIA</text:p>
          </table:table-cell>
          <table:table-cell table:style-name="ce6" office:value-type="float" office:value="6" calcext:value-type="float">
            <text:p>6</text:p>
          </table:table-cell>
          <table:table-cell table:style-name="ce15" office:value-type="date" office:date-value="2022-10-01" calcext:value-type="date">
            <text:p>2022-10-01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740001" calcext:value-type="float">
            <text:p>740001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401671" calcext:value-type="float">
            <text:p>1052401671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LIZARAZO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CAROLIN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1" calcext:value-type="date">
            <text:p>2022-10-01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0122848" calcext:value-type="float">
            <text:p>1000122848</text:p>
          </table:table-cell>
          <table:table-cell office:value-type="string" calcext:value-type="string">
            <text:p>GOYENECHE</text:p>
          </table:table-cell>
          <table:table-cell office:value-type="string" calcext:value-type="string">
            <text:p>DURAN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PATRICI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1" calcext:value-type="date">
            <text:p>2022-10-01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02" calcext:value-type="date">
            <text:p>2022-10-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float" office:value="6318493" calcext:value-type="float">
            <text:p>6318493</text:p>
          </table:table-cell>
          <table:table-cell office:value-type="string" calcext:value-type="string">
            <text:p>AZUAJE</text:p>
          </table:table-cell>
          <table:table-cell office:value-type="string" calcext:value-type="string">
            <text:p>TORRELLA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ARI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1" calcext:value-type="date">
            <text:p>2022-10-01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 </text:p>
          </table:table-cell>
          <table:table-cell office:value-type="float" office:value="1055730054" calcext:value-type="float">
            <text:p>1055730054</text:p>
          </table:table-cell>
          <table:table-cell office:value-type="string" calcext:value-type="string">
            <text:p>SACHICA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ALEXANDR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1" calcext:value-type="date">
            <text:p>2022-10-01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03" calcext:value-type="date">
            <text:p>2022-10-0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28558657" calcext:value-type="float">
            <text:p>28558657</text:p>
          </table:table-cell>
          <table:table-cell table:number-columns-repeated="2" office:value-type="string" calcext:value-type="string">
            <text:p>GIL</text:p>
          </table:table-cell>
          <table:table-cell office:value-type="string" calcext:value-type="string">
            <text:p>JAIDIVE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office:value-type="date" office:date-value="2022-10-01" calcext:value-type="date">
            <text:p>2022-10-01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14267643" calcext:value-type="float">
            <text:p>1014267643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AIDEC</text:p>
          </table:table-cell>
          <table:table-cell office:value-type="string" calcext:value-type="string">
            <text:p>GRACIEL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2" calcext:value-type="date">
            <text:p>2022-10-02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2" calcext:value-type="date">
            <text:p>2022-10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2" calcext:value-type="date">
            <text:p>2022-10-0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2" calcext:value-type="date">
            <text:p>2022-10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03" calcext:value-type="date">
            <text:p>2022-10-0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70926913" calcext:value-type="float">
            <text:p>1070926913</text:p>
          </table:table-cell>
          <table:table-cell office:value-type="string" calcext:value-type="string">
            <text:p>ZAMBRANO</text:p>
          </table:table-cell>
          <table:table-cell office:value-type="string" calcext:value-type="string">
            <text:p>VAQUIRO</text:p>
          </table:table-cell>
          <table:table-cell office:value-type="string" calcext:value-type="string">
            <text:p>LUISA</text:p>
          </table:table-cell>
          <table:table-cell office:value-type="string" calcext:value-type="string">
            <text:p>MARAY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2" calcext:value-type="date">
            <text:p>2022-10-02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2" calcext:value-type="date">
            <text:p>2022-10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2" calcext:value-type="date">
            <text:p>2022-10-0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2" calcext:value-type="date">
            <text:p>2022-10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03" calcext:value-type="date">
            <text:p>2022-10-0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5228474" calcext:value-type="float">
            <text:p>1055228474</text:p>
          </table:table-cell>
          <table:table-cell office:value-type="string" calcext:value-type="string">
            <text:p>MOYANO</text:p>
          </table:table-cell>
          <table:table-cell office:value-type="string" calcext:value-type="string">
            <text:p>AMAYA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MILEN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2" calcext:value-type="date">
            <text:p>2022-10-02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2" calcext:value-type="date">
            <text:p>2022-10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2" calcext:value-type="date">
            <text:p>2022-10-0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2" calcext:value-type="date">
            <text:p>2022-10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04" calcext:value-type="date">
            <text:p>2022-10-0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548263" calcext:value-type="float">
            <text:p>1002548263</text:p>
          </table:table-cell>
          <table:table-cell table:number-columns-repeated="2" office:value-type="string" calcext:value-type="string">
            <text:p>PINEDA</text:p>
          </table:table-cell>
          <table:table-cell office:value-type="string" calcext:value-type="string">
            <text:p>JEIMY</text:p>
          </table:table-cell>
          <table:table-cell office:value-type="string" calcext:value-type="string">
            <text:p>JOHAN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3" calcext:value-type="date">
            <text:p>2022-10-03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3" calcext:value-type="date">
            <text:p>2022-10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3" calcext:value-type="date">
            <text:p>2022-10-03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3" calcext:value-type="date">
            <text:p>2022-10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04" calcext:value-type="date">
            <text:p>2022-10-0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22" office:value-type="float" office:value="1053614580" calcext:value-type="float">
            <text:p>1053614580</text:p>
          </table:table-cell>
          <table:table-cell office:value-type="string" calcext:value-type="string">
            <text:p>CUESTA</text:p>
          </table:table-cell>
          <table:table-cell office:value-type="string" calcext:value-type="string">
            <text:p>BECERRA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JASBLEIDY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3" calcext:value-type="date">
            <text:p>2022-10-03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3" calcext:value-type="date">
            <text:p>2022-10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3" calcext:value-type="date">
            <text:p>2022-10-03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3" calcext:value-type="date">
            <text:p>2022-10-0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float" office:value="2119082" calcext:value-type="float">
            <text:p>2119082</text:p>
          </table:table-cell>
          <table:table-cell office:value-type="string" calcext:value-type="string">
            <text:p>CHOURIO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YISSI</text:p>
          </table:table-cell>
          <table:table-cell office:value-type="string" calcext:value-type="string">
            <text:p>ORONAY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3" calcext:value-type="date">
            <text:p>2022-10-03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3" calcext:value-type="date">
            <text:p>2022-10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3" calcext:value-type="date">
            <text:p>2022-10-03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3" calcext:value-type="date">
            <text:p>2022-10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05" calcext:value-type="date">
            <text:p>2022-10-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398222" calcext:value-type="float">
            <text:p>1052398222</text:p>
          </table:table-cell>
          <table:table-cell office:value-type="string" calcext:value-type="string">
            <text:p>RINCON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PAOL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4" calcext:value-type="date">
            <text:p>2022-10-04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4" calcext:value-type="date">
            <text:p>2022-10-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4" calcext:value-type="date">
            <text:p>2022-10-04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4" calcext:value-type="date">
            <text:p>2022-10-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05" calcext:value-type="date">
            <text:p>2022-10-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33676051" calcext:value-type="float">
            <text:p>1033676051</text:p>
          </table:table-cell>
          <table:table-cell office:value-type="string" calcext:value-type="string">
            <text:p>VILLARAGA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TATIAN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4" calcext:value-type="date">
            <text:p>2022-10-04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4" calcext:value-type="date">
            <text:p>2022-10-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4" calcext:value-type="date">
            <text:p>2022-10-04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4" calcext:value-type="date">
            <text:p>2022-10-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05" calcext:value-type="date">
            <text:p>2022-10-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23" office:value-type="float" office:value="1002539173" calcext:value-type="float">
            <text:p>1002539173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MERY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5" calcext:value-type="date">
            <text:p>2022-10-05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5" calcext:value-type="date">
            <text:p>2022-10-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5" calcext:value-type="date">
            <text:p>2022-10-05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5" calcext:value-type="date">
            <text:p>2022-10-0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4064789" calcext:value-type="float">
            <text:p>1054064789</text:p>
          </table:table-cell>
          <table:table-cell office:value-type="string" calcext:value-type="string">
            <text:p>BOTIA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ILEN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5" calcext:value-type="date">
            <text:p>2022-10-05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5" calcext:value-type="date">
            <text:p>2022-10-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5" calcext:value-type="date">
            <text:p>2022-10-05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5" calcext:value-type="date">
            <text:p>2022-10-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07" calcext:value-type="date">
            <text:p>2022-10-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EN15829895</text:p>
          </table:table-cell>
          <table:table-cell office:value-type="string" calcext:value-type="string">
            <text:p>CHICUNQUE 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MARI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5" calcext:value-type="date">
            <text:p>2022-10-05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5" calcext:value-type="date">
            <text:p>2022-10-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5" calcext:value-type="date">
            <text:p>2022-10-05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5" calcext:value-type="date">
            <text:p>2022-10-0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3615785" calcext:value-type="float">
            <text:p>1053615785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ANYI</text:p>
          </table:table-cell>
          <table:table-cell office:value-type="string" calcext:value-type="string">
            <text:p>LILIAN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6" calcext:value-type="date">
            <text:p>2022-10-06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6" calcext:value-type="date">
            <text:p>2022-10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6" calcext:value-type="date">
            <text:p>2022-10-06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6" calcext:value-type="date">
            <text:p>2022-10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07" calcext:value-type="date">
            <text:p>2022-10-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395363" calcext:value-type="float">
            <text:p>1002395363</text:p>
          </table:table-cell>
          <table:table-cell office:value-type="string" calcext:value-type="string">
            <text:p>GAONA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YEIBI</text:p>
          </table:table-cell>
          <table:table-cell office:value-type="string" calcext:value-type="string">
            <text:p>BANES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6" calcext:value-type="date">
            <text:p>2022-10-06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6" calcext:value-type="date">
            <text:p>2022-10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6" calcext:value-type="date">
            <text:p>2022-10-06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6" calcext:value-type="date">
            <text:p>2022-10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07" calcext:value-type="date">
            <text:p>2022-10-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192903256" calcext:value-type="float">
            <text:p>1192903256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MAFRED</text:p>
          </table:table-cell>
          <table:table-cell office:value-type="string" calcext:value-type="string">
            <text:p>YAILYN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6" calcext:value-type="date">
            <text:p>2022-10-06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6" calcext:value-type="date">
            <text:p>2022-10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6" calcext:value-type="date">
            <text:p>2022-10-06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6" calcext:value-type="date">
            <text:p>2022-10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08" calcext:value-type="date">
            <text:p>2022-10-0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6554178" calcext:value-type="float">
            <text:p>1056554178</text:p>
          </table:table-cell>
          <table:table-cell office:value-type="string" calcext:value-type="string">
            <text:p>ESTUPIÑAN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JENIFER</text:p>
          </table:table-cell>
          <table:table-cell office:value-type="string" calcext:value-type="string">
            <text:p>ANDRE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7" calcext:value-type="date">
            <text:p>2022-10-07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7" calcext:value-type="date">
            <text:p>2022-10-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7" calcext:value-type="date">
            <text:p>2022-10-07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7" calcext:value-type="date">
            <text:p>2022-10-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09" calcext:value-type="date">
            <text:p>2022-10-0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 </text:p>
          </table:table-cell>
          <table:table-cell office:value-type="float" office:value="1024485409" calcext:value-type="float">
            <text:p>1024485409</text:p>
          </table:table-cell>
          <table:table-cell office:value-type="string" calcext:value-type="string">
            <text:p>NIÑO</text:p>
          </table:table-cell>
          <table:table-cell office:value-type="string" calcext:value-type="string">
            <text:p>GUALTEROS</text:p>
          </table:table-cell>
          <table:table-cell office:value-type="string" calcext:value-type="string">
            <text:p>YESICA</text:p>
          </table:table-cell>
          <table:table-cell office:value-type="string" calcext:value-type="string">
            <text:p>PAOL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7" calcext:value-type="date">
            <text:p>2022-10-07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7" calcext:value-type="date">
            <text:p>2022-10-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7" calcext:value-type="date">
            <text:p>2022-10-07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7" calcext:value-type="date">
            <text:p>2022-10-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08" calcext:value-type="date">
            <text:p>2022-10-0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4681861" calcext:value-type="float">
            <text:p>1054681861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LIZETH</text:p>
          </table:table-cell>
          <table:table-cell office:value-type="string" calcext:value-type="string">
            <text:p>PAOL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7" calcext:value-type="date">
            <text:p>2022-10-07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7" calcext:value-type="date">
            <text:p>2022-10-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7" calcext:value-type="date">
            <text:p>2022-10-07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7" calcext:value-type="date">
            <text:p>2022-10-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08" calcext:value-type="date">
            <text:p>2022-10-0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606220" calcext:value-type="float">
            <text:p>10026062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BALAGUERA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MAYERLY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7" calcext:value-type="date">
            <text:p>2022-10-07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7" calcext:value-type="date">
            <text:p>2022-10-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7" calcext:value-type="date">
            <text:p>2022-10-07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7" calcext:value-type="date">
            <text:p>2022-10-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08" calcext:value-type="date">
            <text:p>2022-10-0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4252627" calcext:value-type="float">
            <text:p>1054252627</text:p>
          </table:table-cell>
          <table:table-cell office:value-type="string" calcext:value-type="string">
            <text:p>MARIN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ROSALBA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office:value-type="date" office:date-value="2022-10-08" calcext:value-type="date">
            <text:p>2022-10-08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8" calcext:value-type="date">
            <text:p>2022-10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8" calcext:value-type="date">
            <text:p>2022-10-08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8" calcext:value-type="date">
            <text:p>2022-10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09" calcext:value-type="date">
            <text:p>2022-10-0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23325080" calcext:value-type="float">
            <text:p>23325080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BOADA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MIREY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8" calcext:value-type="date">
            <text:p>2022-10-08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8" calcext:value-type="date">
            <text:p>2022-10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8" calcext:value-type="date">
            <text:p>2022-10-08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8" calcext:value-type="date">
            <text:p>2022-10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0" calcext:value-type="date">
            <text:p>2022-10-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24202864" calcext:value-type="float">
            <text:p>24202864</text:p>
          </table:table-cell>
          <table:table-cell office:value-type="string" calcext:value-type="string">
            <text:p>SANABRIA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INES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office:value-type="date" office:date-value="2022-10-08" calcext:value-type="date">
            <text:p>2022-10-08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8" calcext:value-type="date">
            <text:p>2022-10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8" calcext:value-type="date">
            <text:p>2022-10-08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8" calcext:value-type="date">
            <text:p>2022-10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0" calcext:value-type="date">
            <text:p>2022-10-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405591" calcext:value-type="float">
            <text:p>1052405591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YENY</text:p>
          </table:table-cell>
          <table:table-cell office:value-type="string" calcext:value-type="string">
            <text:p>PAOL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9" calcext:value-type="date">
            <text:p>2022-10-09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9" calcext:value-type="date">
            <text:p>2022-10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9" calcext:value-type="date">
            <text:p>2022-10-09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9" calcext:value-type="date">
            <text:p>2022-10-0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5272894" calcext:value-type="float">
            <text:p>1055272894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VERDUGO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ESTELL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9" calcext:value-type="date">
            <text:p>2022-10-09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9" calcext:value-type="date">
            <text:p>2022-10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9" calcext:value-type="date">
            <text:p>2022-10-09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9" calcext:value-type="date">
            <text:p>2022-10-0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46683392" calcext:value-type="float">
            <text:p>46683392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PAOL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09" calcext:value-type="date">
            <text:p>2022-10-09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9" calcext:value-type="date">
            <text:p>2022-10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9" calcext:value-type="date">
            <text:p>2022-10-09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9" calcext:value-type="date">
            <text:p>2022-10-0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49649182" calcext:value-type="float">
            <text:p>1049649182</text:p>
          </table:table-cell>
          <table:table-cell office:value-type="string" calcext:value-type="string">
            <text:p>CAMARGO</text:p>
          </table:table-cell>
          <table:table-cell office:value-type="string" calcext:value-type="string">
            <text:p>ZANGUÑA</text:p>
          </table:table-cell>
          <table:table-cell office:value-type="string" calcext:value-type="string">
            <text:p>DAYANA</text:p>
          </table:table-cell>
          <table:table-cell office:value-type="string" calcext:value-type="string">
            <text:p>ALEXANDR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10" calcext:value-type="date">
            <text:p>2022-10-10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0" calcext:value-type="date">
            <text:p>2022-10-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0" calcext:value-type="date">
            <text:p>2022-10-10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0" calcext:value-type="date">
            <text:p>2022-10-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1" calcext:value-type="date">
            <text:p>2022-10-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EN20217619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GREISY</text:p>
          </table:table-cell>
          <table:table-cell office:value-type="string" calcext:value-type="string">
            <text:p>JOHAN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10" calcext:value-type="date">
            <text:p>2022-10-10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0" calcext:value-type="date">
            <text:p>2022-10-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0" calcext:value-type="date">
            <text:p>2022-10-10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0" calcext:value-type="date">
            <text:p>2022-10-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1" calcext:value-type="date">
            <text:p>2022-10-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548117" calcext:value-type="float">
            <text:p>1002548117</text:p>
          </table:table-cell>
          <table:table-cell office:value-type="string" calcext:value-type="string">
            <text:p>CEPEDA</text:p>
          </table:table-cell>
          <table:table-cell office:value-type="string" calcext:value-type="string">
            <text:p>RINCON</text:p>
          </table:table-cell>
          <table:table-cell office:value-type="string" calcext:value-type="string">
            <text:p>YURY</text:p>
          </table:table-cell>
          <table:table-cell office:value-type="string" calcext:value-type="string">
            <text:p>NATALI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11" calcext:value-type="date">
            <text:p>2022-10-11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1" calcext:value-type="date">
            <text:p>2022-10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1" calcext:value-type="date">
            <text:p>2022-10-1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1" calcext:value-type="date">
            <text:p>2022-10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2" calcext:value-type="date">
            <text:p>2022-10-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769640" calcext:value-type="float">
            <text:p>100276964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EDITH</text:p>
          </table:table-cell>
          <table:table-cell office:value-type="string" calcext:value-type="string">
            <text:p>LOREN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11" calcext:value-type="date">
            <text:p>2022-10-11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1" calcext:value-type="date">
            <text:p>2022-10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1" calcext:value-type="date">
            <text:p>2022-10-1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1" calcext:value-type="date">
            <text:p>2022-10-1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EN28452754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OSMARYS</text:p>
          </table:table-cell>
          <table:table-cell office:value-type="string" calcext:value-type="string">
            <text:p>DEIMAR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11" calcext:value-type="date">
            <text:p>2022-10-11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1" calcext:value-type="date">
            <text:p>2022-10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1" calcext:value-type="date">
            <text:p>2022-10-1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1" calcext:value-type="date">
            <text:p>2022-10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2" calcext:value-type="date">
            <text:p>2022-10-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26" office:value-type="float" office:value="46453425" calcext:value-type="float">
            <text:p>46453425</text:p>
          </table:table-cell>
          <table:table-cell office:value-type="string" calcext:value-type="string">
            <text:p>PRIETO</text:p>
          </table:table-cell>
          <table:table-cell office:value-type="string" calcext:value-type="string">
            <text:p>SUAREZ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LUZ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12" calcext:value-type="date">
            <text:p>2022-10-12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2" calcext:value-type="date">
            <text:p>2022-10-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2" calcext:value-type="date">
            <text:p>2022-10-1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2" calcext:value-type="date">
            <text:p>2022-10-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3" calcext:value-type="date">
            <text:p>2022-10-1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49603207" calcext:value-type="float">
            <text:p>1049603207</text:p>
          </table:table-cell>
          <table:table-cell office:value-type="string" calcext:value-type="string">
            <text:p>PINEDA</text:p>
          </table:table-cell>
          <table:table-cell office:value-type="string" calcext:value-type="string">
            <text:p>PALACIOS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SOFI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12" calcext:value-type="date">
            <text:p>2022-10-12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2" calcext:value-type="date">
            <text:p>2022-10-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2" calcext:value-type="date">
            <text:p>2022-10-1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2" calcext:value-type="date">
            <text:p>2022-10-1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28" office:value-type="float" office:value="1056573031" calcext:value-type="float">
            <text:p>1056573031</text:p>
          </table:table-cell>
          <table:table-cell office:value-type="string" calcext:value-type="string">
            <text:p>FRAILE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MARI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12" calcext:value-type="date">
            <text:p>2022-10-12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2" calcext:value-type="date">
            <text:p>2022-10-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2" calcext:value-type="date">
            <text:p>2022-10-1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2" calcext:value-type="date">
            <text:p>2022-10-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4" calcext:value-type="date">
            <text:p>2022-10-1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29" office:value-type="float" office:value="1056552876" calcext:value-type="float">
            <text:p>105655287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FUENTES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JOHAN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13" calcext:value-type="date">
            <text:p>2022-10-13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3" calcext:value-type="date">
            <text:p>2022-10-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3" calcext:value-type="date">
            <text:p>2022-10-13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3" calcext:value-type="date">
            <text:p>2022-10-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4" calcext:value-type="date">
            <text:p>2022-10-1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4252048" calcext:value-type="float">
            <text:p>1054252048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MASMELA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MIREY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13" calcext:value-type="date">
            <text:p>2022-10-13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3" calcext:value-type="date">
            <text:p>2022-10-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3" calcext:value-type="date">
            <text:p>2022-10-13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3" calcext:value-type="date">
            <text:p>2022-10-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4" calcext:value-type="date">
            <text:p>2022-10-1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30" office:value-type="float" office:value="1002741136" calcext:value-type="float">
            <text:p>1002741136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NICOL</text:p>
          </table:table-cell>
          <table:table-cell office:value-type="string" calcext:value-type="string">
            <text:p>DAYANA</text:p>
          </table:table-cell>
          <table:table-cell office:value-type="float" office:value="6" calcext:value-type="float">
            <text:p>6</text:p>
          </table:table-cell>
          <table:table-cell table:style-name="ce15" office:value-type="date" office:date-value="2022-10-15" calcext:value-type="date">
            <text:p>2022-10-15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5" calcext:value-type="date">
            <text:p>2022-10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5" calcext:value-type="date">
            <text:p>2022-10-15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5" calcext:value-type="date">
            <text:p>2022-10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6" calcext:value-type="date">
            <text:p>2022-10-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 </text:p>
          </table:table-cell>
          <table:table-cell office:value-type="float" office:value="1101684853" calcext:value-type="float">
            <text:p>1101684853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CACERES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ESPERANZA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7" calcext:value-type="date">
            <text:p>2022-10-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49654897" calcext:value-type="float">
            <text:p>1049654897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CUY</text:p>
          </table:table-cell>
          <table:table-cell office:value-type="string" calcext:value-type="string">
            <text:p>YOLIMA</text:p>
          </table:table-cell>
          <table:table-cell office:value-type="string" calcext:value-type="string">
            <text:p>ROCIO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16" calcext:value-type="date">
            <text:p>2022-10-16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6" calcext:value-type="date">
            <text:p>2022-10-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6" calcext:value-type="date">
            <text:p>2022-10-16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6" calcext:value-type="date">
            <text:p>2022-10-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7" calcext:value-type="date">
            <text:p>2022-10-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7710064" calcext:value-type="float">
            <text:p>1057710064</text:p>
          </table:table-cell>
          <table:table-cell office:value-type="string" calcext:value-type="string">
            <text:p>CORONADO</text:p>
          </table:table-cell>
          <table:table-cell/>
          <table:table-cell office:value-type="string" calcext:value-type="string">
            <text:p>EDITH</text:p>
          </table:table-cell>
          <table:table-cell office:value-type="string" calcext:value-type="string">
            <text:p>JOH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16" calcext:value-type="date">
            <text:p>2022-10-16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6" calcext:value-type="date">
            <text:p>2022-10-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6" calcext:value-type="date">
            <text:p>2022-10-16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6" calcext:value-type="date">
            <text:p>2022-10-1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5314670" calcext:value-type="float">
            <text:p>1055314670</text:p>
          </table:table-cell>
          <table:table-cell office:value-type="string" calcext:value-type="string">
            <text:p>MELO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LINETH</text:p>
          </table:table-cell>
          <table:table-cell office:value-type="string" calcext:value-type="string">
            <text:p>JOH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17" calcext:value-type="date">
            <text:p>2022-10-17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7" calcext:value-type="date">
            <text:p>2022-10-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7" calcext:value-type="date">
            <text:p>2022-10-17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7" calcext:value-type="date">
            <text:p>2022-10-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7" calcext:value-type="date">
            <text:p>2022-10-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394812" calcext:value-type="float">
            <text:p>1052394812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YINA</text:p>
          </table:table-cell>
          <table:table-cell office:value-type="string" calcext:value-type="string">
            <text:p>FABIOLA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17" calcext:value-type="date">
            <text:p>2022-10-17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7" calcext:value-type="date">
            <text:p>2022-10-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7" calcext:value-type="date">
            <text:p>2022-10-17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7" calcext:value-type="date">
            <text:p>2022-10-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8" calcext:value-type="date">
            <text:p>2022-10-1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49413248" calcext:value-type="float">
            <text:p>1049413248</text:p>
          </table:table-cell>
          <table:table-cell office:value-type="string" calcext:value-type="string">
            <text:p>OLIVARES</text:p>
          </table:table-cell>
          <table:table-cell office:value-type="string" calcext:value-type="string">
            <text:p>ALARCON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YANETH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18" calcext:value-type="date">
            <text:p>2022-10-18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8" calcext:value-type="date">
            <text:p>2022-10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8" calcext:value-type="date">
            <text:p>2022-10-18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8" calcext:value-type="date">
            <text:p>2022-10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9" calcext:value-type="date">
            <text:p>2022-10-1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101683329" calcext:value-type="float">
            <text:p>1101683329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YULIANA</text:p>
          </table:table-cell>
          <table:table-cell office:value-type="string" calcext:value-type="string">
            <text:p>MARIA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18" calcext:value-type="date">
            <text:p>2022-10-18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8" calcext:value-type="date">
            <text:p>2022-10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8" calcext:value-type="date">
            <text:p>2022-10-18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8" calcext:value-type="date">
            <text:p>2022-10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9" calcext:value-type="date">
            <text:p>2022-10-1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table:style-name="ce35" office:value-type="float" office:value="1159271" calcext:value-type="float">
            <text:p>1159271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PERALTA</text:p>
          </table:table-cell>
          <table:table-cell office:value-type="string" calcext:value-type="string">
            <text:p>ROSELY</text:p>
          </table:table-cell>
          <table:table-cell office:value-type="string" calcext:value-type="string">
            <text:p>EUFRACINA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18" calcext:value-type="date">
            <text:p>2022-10-18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8" calcext:value-type="date">
            <text:p>2022-10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8" calcext:value-type="date">
            <text:p>2022-10-18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8" calcext:value-type="date">
            <text:p>2022-10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8" calcext:value-type="date">
            <text:p>2022-10-1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5274266" calcext:value-type="float">
            <text:p>1055274266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MARLY</text:p>
          </table:table-cell>
          <table:table-cell office:value-type="string" calcext:value-type="string">
            <text:p>LUCERO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19" calcext:value-type="date">
            <text:p>2022-10-19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9" calcext:value-type="date">
            <text:p>2022-10-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9" calcext:value-type="date">
            <text:p>2022-10-19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9" calcext:value-type="date">
            <text:p>2022-10-1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459140" calcext:value-type="float">
            <text:p>1002459140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KATALINA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0" calcext:value-type="date">
            <text:p>2022-10-20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0" calcext:value-type="date">
            <text:p>2022-10-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0" calcext:value-type="date">
            <text:p>2022-10-20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0" calcext:value-type="date">
            <text:p>2022-10-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2" calcext:value-type="date">
            <text:p>2022-10-22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I </text:p>
          </table:table-cell>
          <table:table-cell office:value-type="float" office:value="1052384404" calcext:value-type="float">
            <text:p>1052384404</text:p>
          </table:table-cell>
          <table:table-cell office:value-type="string" calcext:value-type="string">
            <text:p>CALDAS </text:p>
          </table:table-cell>
          <table:table-cell office:value-type="string" calcext:value-type="string">
            <text:p>SANABRIA</text:p>
          </table:table-cell>
          <table:table-cell office:value-type="string" calcext:value-type="string">
            <text:p>ANYELI</text:p>
          </table:table-cell>
          <table:table-cell office:value-type="string" calcext:value-type="string">
            <text:p>SIOMARA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1" calcext:value-type="date">
            <text:p>2022-10-21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1" calcext:value-type="date">
            <text:p>2022-10-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1" calcext:value-type="date">
            <text:p>2022-10-2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1" calcext:value-type="date">
            <text:p>2022-10-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3" calcext:value-type="date">
            <text:p>2022-10-2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EN31056049</text:p>
          </table:table-cell>
          <table:table-cell table:number-columns-repeated="2" office:value-type="string" calcext:value-type="string">
            <text:p>PIÑERO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DEL VALLE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1" calcext:value-type="date">
            <text:p>2022-10-21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1" calcext:value-type="date">
            <text:p>2022-10-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1" calcext:value-type="date">
            <text:p>2022-10-2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1" calcext:value-type="date">
            <text:p>2022-10-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3" calcext:value-type="date">
            <text:p>2022-10-2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36" office:value-type="float" office:value="1002262846" calcext:value-type="float">
            <text:p>1002262846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PANQUEVA</text:p>
          </table:table-cell>
          <table:table-cell office:value-type="string" calcext:value-type="string">
            <text:p>ROSALBA</text:p>
          </table:table-cell>
          <table:table-cell office:value-type="string" calcext:value-type="string">
            <text:p>YISET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1" calcext:value-type="date">
            <text:p>2022-10-21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1" calcext:value-type="date">
            <text:p>2022-10-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1" calcext:value-type="date">
            <text:p>2022-10-2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1" calcext:value-type="date">
            <text:p>2022-10-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3" calcext:value-type="date">
            <text:p>2022-10-2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116863285" calcext:value-type="float">
            <text:p>1116863285</text:p>
          </table:table-cell>
          <table:table-cell office:value-type="string" calcext:value-type="string">
            <text:p>CARVAL</text:p>
          </table:table-cell>
          <table:table-cell office:value-type="string" calcext:value-type="string">
            <text:p>PUENTES</text:p>
          </table:table-cell>
          <table:table-cell office:value-type="string" calcext:value-type="string">
            <text:p>ARLYS</text:p>
          </table:table-cell>
          <table:table-cell office:value-type="string" calcext:value-type="string">
            <text:p>RUBIELA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2" calcext:value-type="date">
            <text:p>2022-10-22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2" calcext:value-type="date">
            <text:p>2022-10-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2" calcext:value-type="date">
            <text:p>2022-10-2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2" calcext:value-type="date">
            <text:p>2022-10-2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455171" calcext:value-type="float">
            <text:p>1002455171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YELI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2" calcext:value-type="date">
            <text:p>2022-10-22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2" calcext:value-type="date">
            <text:p>2022-10-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2" calcext:value-type="date">
            <text:p>2022-10-2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2" calcext:value-type="date">
            <text:p>2022-10-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3" calcext:value-type="date">
            <text:p>2022-10-2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37" office:value-type="float" office:value="1052417039" calcext:value-type="float">
            <text:p>1052417039</text:p>
          </table:table-cell>
          <table:table-cell office:value-type="string" calcext:value-type="string">
            <text:p>PRADA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KARLIS</text:p>
          </table:table-cell>
          <table:table-cell office:value-type="string" calcext:value-type="string">
            <text:p>LISBETH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4" calcext:value-type="date">
            <text:p>2022-10-2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100813318" calcext:value-type="float">
            <text:p>1100813318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YENY</text:p>
          </table:table-cell>
          <table:table-cell office:value-type="string" calcext:value-type="string">
            <text:p>PAOLA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3" calcext:value-type="date">
            <text:p>2022-10-2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38" office:value-type="float" office:value="1002461445" calcext:value-type="float">
            <text:p>1002461445</text:p>
          </table:table-cell>
          <table:table-cell office:value-type="string" calcext:value-type="string">
            <text:p>ORDOÑEZ</text:p>
          </table:table-cell>
          <table:table-cell office:value-type="string" calcext:value-type="string">
            <text:p>DAVILA</text:p>
          </table:table-cell>
          <table:table-cell office:value-type="string" calcext:value-type="string">
            <text:p>JENIFER</text:p>
          </table:table-cell>
          <table:table-cell office:value-type="string" calcext:value-type="string">
            <text:p>JULIETH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38" office:value-type="float" office:value="1057545776" calcext:value-type="float">
            <text:p>1057545776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BAEZ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ISABEL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float" office:value="7033868" calcext:value-type="float">
            <text:p>7033868</text:p>
          </table:table-cell>
          <table:table-cell office:value-type="string" calcext:value-type="string">
            <text:p>SOMAZA</text:p>
          </table:table-cell>
          <table:table-cell office:value-type="string" calcext:value-type="string">
            <text:p>GAFARO</text:p>
          </table:table-cell>
          <table:table-cell office:value-type="string" calcext:value-type="string">
            <text:p>MESLY</text:p>
          </table:table-cell>
          <table:table-cell office:value-type="string" calcext:value-type="string">
            <text:p>DANIELA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4" calcext:value-type="date">
            <text:p>2022-10-24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4" calcext:value-type="date">
            <text:p>2022-10-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4" calcext:value-type="date">
            <text:p>2022-10-24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4" calcext:value-type="date">
            <text:p>2022-10-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313655" calcext:value-type="float">
            <text:p>1052313655</text:p>
          </table:table-cell>
          <table:table-cell table:number-columns-repeated="2" office:value-type="string" calcext:value-type="string">
            <text:p>CARO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MILENA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4" calcext:value-type="date">
            <text:p>2022-10-24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4" calcext:value-type="date">
            <text:p>2022-10-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4" calcext:value-type="date">
            <text:p>2022-10-24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4" calcext:value-type="date">
            <text:p>2022-10-2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20720668" calcext:value-type="float">
            <text:p>102072066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OBEJA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MARIA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23931766" calcext:value-type="float">
            <text:p>1023931766</text:p>
          </table:table-cell>
          <table:table-cell office:value-type="string" calcext:value-type="string">
            <text:p>POVEDA</text:p>
          </table:table-cell>
          <table:table-cell office:value-type="string" calcext:value-type="string">
            <text:p>LADINO</text:p>
          </table:table-cell>
          <table:table-cell office:value-type="string" calcext:value-type="string">
            <text:p>LEIDY</text:p>
          </table:table-cell>
          <table:table-cell office:value-type="string" calcext:value-type="string">
            <text:p>ALEJANDRA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24050397" calcext:value-type="float">
            <text:p>24050397</text:p>
          </table:table-cell>
          <table:table-cell office:value-type="string" calcext:value-type="string">
            <text:p>RINCON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DIA</text:p>
          </table:table-cell>
          <table:table-cell office:value-type="string" calcext:value-type="string">
            <text:p>MARIBEL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6" calcext:value-type="date">
            <text:p>2022-10-2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384634" calcext:value-type="float">
            <text:p>105238463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ALARCON</text:p>
          </table:table-cell>
          <table:table-cell office:value-type="string" calcext:value-type="string">
            <text:p>MAYERLY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6" calcext:value-type="date">
            <text:p>2022-10-2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300595" calcext:value-type="float">
            <text:p>1002300595</text:p>
          </table:table-cell>
          <table:table-cell office:value-type="string" calcext:value-type="string">
            <text:p>BUSTACARA</text:p>
          </table:table-cell>
          <table:table-cell office:value-type="string" calcext:value-type="string">
            <text:p>SEQUERA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JAZMIN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7" calcext:value-type="date">
            <text:p>2022-10-2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379079" calcext:value-type="float">
            <text:p>1052379079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BECERRA</text:p>
          </table:table-cell>
          <table:table-cell office:value-type="string" calcext:value-type="string">
            <text:p>YASMIN</text:p>
          </table:table-cell>
          <table:table-cell office:value-type="string" calcext:value-type="string">
            <text:p>YULIETH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7" calcext:value-type="date">
            <text:p>2022-10-27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3922437" calcext:value-type="float">
            <text:p>1003922437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ZAMBRANO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JISETH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7" calcext:value-type="date">
            <text:p>2022-10-2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413952" calcext:value-type="float">
            <text:p>1052413952</text:p>
          </table:table-cell>
          <table:table-cell office:value-type="string" calcext:value-type="string">
            <text:p>URIBE</text:p>
          </table:table-cell>
          <table:table-cell office:value-type="string" calcext:value-type="string">
            <text:p>VALDES</text:p>
          </table:table-cell>
          <table:table-cell office:value-type="string" calcext:value-type="string">
            <text:p>LIZETH</text:p>
          </table:table-cell>
          <table:table-cell office:value-type="string" calcext:value-type="string">
            <text:p>NATHALIA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6" calcext:value-type="date">
            <text:p>2022-10-26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6" calcext:value-type="date">
            <text:p>2022-10-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6" calcext:value-type="date">
            <text:p>2022-10-26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6" calcext:value-type="date">
            <text:p>2022-10-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7" calcext:value-type="date">
            <text:p>2022-10-2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table:style-name="ce44" office:value-type="float" office:value="1121064" calcext:value-type="float">
            <text:p>1121064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CEDEÑO</text:p>
          </table:table-cell>
          <table:table-cell office:value-type="string" calcext:value-type="string">
            <text:p>BRICEIDA</text:p>
          </table:table-cell>
          <table:table-cell office:value-type="string" calcext:value-type="string">
            <text:p>COROMOTO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6" calcext:value-type="date">
            <text:p>2022-10-26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6" calcext:value-type="date">
            <text:p>2022-10-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6" calcext:value-type="date">
            <text:p>2022-10-26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6" calcext:value-type="date">
            <text:p>2022-10-2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396286" calcext:value-type="float">
            <text:p>1002396286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FERNANDA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7" calcext:value-type="date">
            <text:p>2022-10-27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7" calcext:value-type="date">
            <text:p>2022-10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7" calcext:value-type="date">
            <text:p>2022-10-27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7" calcext:value-type="date">
            <text:p>2022-10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9" calcext:value-type="date">
            <text:p>2022-10-2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12320644" calcext:value-type="float">
            <text:p>1012320644</text:p>
          </table:table-cell>
          <table:table-cell office:value-type="string" calcext:value-type="string">
            <text:p>UMAÑA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JEIMY</text:p>
          </table:table-cell>
          <table:table-cell office:value-type="string" calcext:value-type="string">
            <text:p>PAOLA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7" calcext:value-type="date">
            <text:p>2022-10-27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7" calcext:value-type="date">
            <text:p>2022-10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7" calcext:value-type="date">
            <text:p>2022-10-27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7" calcext:value-type="date">
            <text:p>2022-10-2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299873" calcext:value-type="float">
            <text:p>1002299873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DAVILA</text:p>
          </table:table-cell>
          <table:table-cell office:value-type="string" calcext:value-type="string">
            <text:p>MONICA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2-10-27" calcext:value-type="date">
            <text:p>2022-10-27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7" calcext:value-type="date">
            <text:p>2022-10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7" calcext:value-type="date">
            <text:p>2022-10-27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7" calcext:value-type="date">
            <text:p>2022-10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9" calcext:value-type="date">
            <text:p>2022-10-2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24551609" calcext:value-type="float">
            <text:p>1024551609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MARQUEZ</text:p>
          </table:table-cell>
          <table:table-cell office:value-type="string" calcext:value-type="string">
            <text:p>DIANA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2-10-28" calcext:value-type="date">
            <text:p>2022-10-28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8" calcext:value-type="date">
            <text:p>2022-10-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8" calcext:value-type="date">
            <text:p>2022-10-28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8" calcext:value-type="date">
            <text:p>2022-10-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9" calcext:value-type="date">
            <text:p>2022-10-2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82853586" calcext:value-type="float">
            <text:p>108285358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LLANES</text:p>
          </table:table-cell>
          <table:table-cell office:value-type="string" calcext:value-type="string">
            <text:p>KELLLYS</text:p>
          </table:table-cell>
          <table:table-cell office:value-type="string" calcext:value-type="string">
            <text:p>PAULINA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8" calcext:value-type="date">
            <text:p>2022-10-28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8" calcext:value-type="date">
            <text:p>2022-10-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8" calcext:value-type="date">
            <text:p>2022-10-28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8" calcext:value-type="date">
            <text:p>2022-10-2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45" office:value-type="float" office:value="1007381484" calcext:value-type="float">
            <text:p>1007381484</text:p>
          </table:table-cell>
          <table:table-cell office:value-type="string" calcext:value-type="string">
            <text:p>CARDOZO</text:p>
          </table:table-cell>
          <table:table-cell office:value-type="string" calcext:value-type="string">
            <text:p>MURILLO</text:p>
          </table:table-cell>
          <table:table-cell office:value-type="string" calcext:value-type="string">
            <text:p>DURLEY</text:p>
          </table:table-cell>
          <table:table-cell office:value-type="string" calcext:value-type="string">
            <text:p>DAY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8" calcext:value-type="date">
            <text:p>2022-10-28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8" calcext:value-type="date">
            <text:p>2022-10-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8" calcext:value-type="date">
            <text:p>2022-10-28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8" calcext:value-type="date">
            <text:p>2022-10-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9" calcext:value-type="date">
            <text:p>2022-10-2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551403" calcext:value-type="float">
            <text:p>1002551403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MARCELA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8" calcext:value-type="date">
            <text:p>2022-10-28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8" calcext:value-type="date">
            <text:p>2022-10-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8" calcext:value-type="date">
            <text:p>2022-10-28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8" calcext:value-type="date">
            <text:p>2022-10-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9" calcext:value-type="date">
            <text:p>2022-10-2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3615166" calcext:value-type="float">
            <text:p>1053615166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MAYERLY</text:p>
          </table:table-cell>
          <table:table-cell office:value-type="string" calcext:value-type="string">
            <text:p>ZULEY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9" calcext:value-type="date">
            <text:p>2022-10-29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9" calcext:value-type="date">
            <text:p>2022-10-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9" calcext:value-type="date">
            <text:p>2022-10-29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9" calcext:value-type="date">
            <text:p>2022-10-2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float" office:value="7369109" calcext:value-type="float">
            <text:p>7369109</text:p>
          </table:table-cell>
          <table:table-cell office:value-type="string" calcext:value-type="string">
            <text:p>ARTECA</text:p>
          </table:table-cell>
          <table:table-cell office:value-type="string" calcext:value-type="string">
            <text:p>FERRER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LEJANDRA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9" calcext:value-type="date">
            <text:p>2022-10-29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9" calcext:value-type="date">
            <text:p>2022-10-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9" calcext:value-type="date">
            <text:p>2022-10-29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9" calcext:value-type="date">
            <text:p>2022-10-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31" calcext:value-type="date">
            <text:p>2022-10-3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table:style-name="ce46" office:value-type="float" office:value="5905691" calcext:value-type="float">
            <text:p>5905691</text:p>
          </table:table-cell>
          <table:table-cell office:value-type="string" calcext:value-type="string">
            <text:p>GUILLEN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YOLIMA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2-10-29" calcext:value-type="date">
            <text:p>2022-10-29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9" calcext:value-type="date">
            <text:p>2022-10-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9" calcext:value-type="date">
            <text:p>2022-10-29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9" calcext:value-type="date">
            <text:p>2022-10-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31" calcext:value-type="date">
            <text:p>2022-10-3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 </text:p>
          </table:table-cell>
          <table:table-cell office:value-type="float" office:value="1116855590" calcext:value-type="float">
            <text:p>1116855590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LEMUS</text:p>
          </table:table-cell>
          <table:table-cell office:value-type="string" calcext:value-type="string">
            <text:p>SAMY</text:p>
          </table:table-cell>
          <table:table-cell office:value-type="string" calcext:value-type="string">
            <text:p>VALENTINA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29" calcext:value-type="date">
            <text:p>2022-10-29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9" calcext:value-type="date">
            <text:p>2022-10-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9" calcext:value-type="date">
            <text:p>2022-10-29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9" calcext:value-type="date">
            <text:p>2022-10-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31" calcext:value-type="date">
            <text:p>2022-10-3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8324242" calcext:value-type="float">
            <text:p>1058324242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CHAVEZ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PAOLA</text:p>
          </table:table-cell>
          <table:table-cell office:value-type="float" office:value="6" calcext:value-type="float">
            <text:p>6</text:p>
          </table:table-cell>
          <table:table-cell office:value-type="date" office:date-value="2022-10-30" calcext:value-type="date">
            <text:p>2022-10-30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30" calcext:value-type="date">
            <text:p>2022-10-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30" calcext:value-type="date">
            <text:p>2022-10-30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30" calcext:value-type="date">
            <text:p>2022-10-3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</table:table-row>
        <table:table-row table:style-name="ro2" table:number-rows-repeated="2">
          <table:table-cell table:number-columns-repeated="9"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/>
        </table:table-row>
        <table:table-row table:style-name="ro2" table:number-rows-repeated="9">
          <table:table-cell table:style-name="ce21" table:number-columns-repeated="22"/>
        </table:table-row>
        <table:table-row table:style-name="ro2">
          <table:table-cell table:style-name="ce21" table:number-columns-repeated="22"/>
        </table:table-row>
        <calcext:conditional-formats>
          <calcext:conditional-format calcext:target-range-address="PARTOS.D2:PARTOS.D2">
            <calcext:condition calcext:apply-style-name="ConditionalStyle_7545" calcext:value="contains-text(&quot;VEN&quot;)" calcext:base-cell-address="PARTOS.D2"/>
          </calcext:conditional-format>
          <calcext:conditional-format calcext:target-range-address="PARTOS.D2:PARTOS.D2">
            <calcext:condition calcext:apply-style-name="ConditionalStyle_7458" calcext:value="contains-text(&quot;VEN&quot;)" calcext:base-cell-address="PARTOS.D2"/>
          </calcext:conditional-format>
          <calcext:conditional-format calcext:target-range-address="PARTOS.D12:PARTOS.D12">
            <calcext:condition calcext:apply-style-name="ConditionalStyle_7215" calcext:value="contains-text(&quot;VEN&quot;)" calcext:base-cell-address="PARTOS.D12"/>
          </calcext:conditional-format>
          <calcext:conditional-format calcext:target-range-address="PARTOS.D12:PARTOS.D12">
            <calcext:condition calcext:apply-style-name="ConditionalStyle_7159" calcext:value="contains-text(&quot;VEN&quot;)" calcext:base-cell-address="PARTOS.D12"/>
          </calcext:conditional-format>
          <calcext:conditional-format calcext:target-range-address="PARTOS.D16:PARTOS.D16">
            <calcext:condition calcext:apply-style-name="ConditionalStyle_6598" calcext:value="contains-text(&quot;VEN&quot;)" calcext:base-cell-address="PARTOS.D16"/>
          </calcext:conditional-format>
          <calcext:conditional-format calcext:target-range-address="PARTOS.D16:PARTOS.D16">
            <calcext:condition calcext:apply-style-name="ConditionalStyle_6577" calcext:value="contains-text(&quot;VEN&quot;)" calcext:base-cell-address="PARTOS.D16"/>
          </calcext:conditional-format>
          <calcext:conditional-format calcext:target-range-address="PARTOS.D37:PARTOS.D37 PARTOS.D39:PARTOS.D39">
            <calcext:condition calcext:apply-style-name="ConditionalStyle_4875" calcext:value="contains-text(&quot;VEN&quot;)" calcext:base-cell-address="PARTOS.D37"/>
          </calcext:conditional-format>
          <calcext:conditional-format calcext:target-range-address="PARTOS.D37:PARTOS.D37">
            <calcext:condition calcext:apply-style-name="ConditionalStyle_4818" calcext:value="contains-text(&quot;VEN&quot;)" calcext:base-cell-address="PARTOS.D37"/>
          </calcext:conditional-format>
          <calcext:conditional-format calcext:target-range-address="PARTOS.D40:PARTOS.D40">
            <calcext:condition calcext:apply-style-name="ConditionalStyle_4641" calcext:value="contains-text(&quot;VEN&quot;)" calcext:base-cell-address="PARTOS.D40"/>
          </calcext:conditional-format>
          <calcext:conditional-format calcext:target-range-address="PARTOS.D40:PARTOS.D40">
            <calcext:condition calcext:apply-style-name="ConditionalStyle_4584" calcext:value="contains-text(&quot;VEN&quot;)" calcext:base-cell-address="PARTOS.D40"/>
          </calcext:conditional-format>
          <calcext:conditional-format calcext:target-range-address="PARTOS.D42:PARTOS.D42">
            <calcext:condition calcext:apply-style-name="ConditionalStyle_3917" calcext:value="contains-text(&quot;VEN&quot;)" calcext:base-cell-address="PARTOS.D42"/>
          </calcext:conditional-format>
          <calcext:conditional-format calcext:target-range-address="PARTOS.D50:PARTOS.D50">
            <calcext:condition calcext:apply-style-name="ConditionalStyle_3354" calcext:value="contains-text(&quot;VEN&quot;)" calcext:base-cell-address="PARTOS.D50"/>
          </calcext:conditional-format>
          <calcext:conditional-format calcext:target-range-address="PARTOS.D55:PARTOS.D55">
            <calcext:condition calcext:apply-style-name="ConditionalStyle_2652" calcext:value="contains-text(&quot;VEN&quot;)" calcext:base-cell-address="PARTOS.D55"/>
          </calcext:conditional-format>
          <calcext:conditional-format calcext:target-range-address="PARTOS.D58:PARTOS.D58 PARTOS.D60:PARTOS.D61">
            <calcext:condition calcext:apply-style-name="ConditionalStyle_2184" calcext:value="contains-text(&quot;VEN&quot;)" calcext:base-cell-address="PARTOS.D58"/>
          </calcext:conditional-format>
          <calcext:conditional-format calcext:target-range-address="PARTOS.D58:PARTOS.D58">
            <calcext:condition calcext:apply-style-name="ConditionalStyle_2127" calcext:value="contains-text(&quot;VEN&quot;)" calcext:base-cell-address="PARTOS.D58"/>
          </calcext:conditional-format>
          <calcext:conditional-format calcext:target-range-address="PARTOS.D72:PARTOS.D72">
            <calcext:condition calcext:apply-style-name="ConditionalStyle_1482" calcext:value="contains-text(&quot;VEN&quot;)" calcext:base-cell-address="PARTOS.D72"/>
          </calcext:conditional-format>
          <calcext:conditional-format calcext:target-range-address="PARTOS.D72:PARTOS.D72">
            <calcext:condition calcext:apply-style-name="ConditionalStyle_1425" calcext:value="contains-text(&quot;VEN&quot;)" calcext:base-cell-address="PARTOS.D72"/>
          </calcext:conditional-format>
          <calcext:conditional-format calcext:target-range-address="PARTOS.D78:PARTOS.D78">
            <calcext:condition calcext:apply-style-name="ConditionalStyle_1014" calcext:value="contains-text(&quot;VEN&quot;)" calcext:base-cell-address="PARTOS.D78"/>
          </calcext:conditional-format>
          <calcext:conditional-format calcext:target-range-address="PARTOS.D82:PARTOS.D82">
            <calcext:condition calcext:apply-style-name="ConditionalStyle_704" calcext:value="contains-text(&quot;VEN&quot;)" calcext:base-cell-address="PARTOS.D82"/>
          </calcext:conditional-format>
        </calcext:conditional-formats>
      </table:table>
      <table:table table:name="R.N" table:style-name="ta1">
        <table:table-column table:style-name="co1" table:number-columns-repeated="3" table:default-cell-style-name="ce3"/>
        <table:table-column table:style-name="co10" table:default-cell-style-name="ce63"/>
        <table:table-column table:style-name="co11" table:default-cell-style-name="ce8"/>
        <table:table-column table:style-name="co1" table:number-columns-repeated="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16" table:default-cell-style-name="ce8"/>
        <table:table-row table:style-name="ro5">
          <table:table-cell table:style-name="ce16" office:value-type="string" calcext:value-type="string">
            <text:p>Tipo de registro</text:p>
          </table:table-cell>
          <table:table-cell table:style-name="ce16" office:value-type="string" calcext:value-type="string">
            <text:p>Consecutivo de registro</text:p>
          </table:table-cell>
          <table:table-cell table:style-name="ce16" office:value-type="string" calcext:value-type="string">
            <text:p>Tipo de identificación del recién nacido</text:p>
          </table:table-cell>
          <table:table-cell table:style-name="ce16" office:value-type="string" calcext:value-type="string">
            <text:p>Número identificación del recién nacido</text:p>
          </table:table-cell>
          <table:table-cell table:style-name="ce16" office:value-type="string" calcext:value-type="string">
            <text:p>Fecha de nacimiento</text:p>
          </table:table-cell>
          <table:table-cell table:style-name="ce16" office:value-type="string" calcext:value-type="string">
            <text:p>Sexo</text:p>
          </table:table-cell>
          <table:table-cell table:style-name="ce16" office:value-type="string" calcext:value-type="string">
            <text:p>Codigo de pertenecia etnica</text:p>
          </table:table-cell>
          <table:table-cell table:style-name="ce16" office:value-type="string" calcext:value-type="string">
            <text:p>primer apellido</text:p>
          </table:table-cell>
          <table:table-cell table:style-name="ce16" office:value-type="string" calcext:value-type="string">
            <text:p>segundo apellido</text:p>
          </table:table-cell>
          <table:table-cell table:style-name="ce16" office:value-type="string" calcext:value-type="string">
            <text:p>primer nombre</text:p>
          </table:table-cell>
          <table:table-cell table:style-name="ce16" office:value-type="string" calcext:value-type="string">
            <text:p>segundo nombre</text:p>
          </table:table-cell>
          <table:table-cell table:style-name="ce16" office:value-type="string" calcext:value-type="string">
            <text:p>Realización de tamizaje neonata! para hipotiroidismo congènito- TSH</text:p>
          </table:table-cell>
          <table:table-cell table:style-name="ce16" office:value-type="string" calcext:value-type="string">
            <text:p>Fecha de tamizaje neonatal para hipotiroidismo congènito- TSH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N</text:p>
          </table:table-cell>
          <table:table-cell table:style-name="ce17" office:value-type="float" office:value="22104310119623" calcext:value-type="float">
            <text:p>22104310119623</text:p>
          </table:table-cell>
          <table:table-cell table:style-name="ce15" office:value-type="date" office:date-value="2022-10-01" calcext:value-type="date">
            <text:p>2022-10-01</text:p>
          </table:table-cell>
          <table:table-cell table:style-name="ce68" office:value-type="string" calcext:value-type="string">
            <text:p>H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ODRIGUEZ</text:p>
          </table:table-cell>
          <table:table-cell table:style-name="ce5" office:value-type="string" calcext:value-type="string">
            <text:p>PINZON</text:p>
          </table:table-cell>
          <table:table-cell table:style-name="ce5" office:value-type="string" calcext:value-type="string">
            <text:p>DANIELA</text:p>
          </table:table-cell>
          <table:table-cell table:style-name="ce5" office:value-type="string" calcext:value-type="string">
            <text:p>ESTEFANI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2110119920" calcext:value-type="float">
            <text:p>22102110119920</text:p>
          </table:table-cell>
          <table:table-cell table:style-name="ce15" office:value-type="date" office:date-value="2022-10-01" calcext:value-type="date">
            <text:p>2022-10-01</text:p>
          </table:table-cell>
          <table:table-cell table:style-name="ce68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LIZARAZO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CAROLIN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4810120095" calcext:value-type="float">
            <text:p>22104810120095</text:p>
          </table:table-cell>
          <table:table-cell table:style-name="ce15" office:value-type="date" office:date-value="2022-10-01" calcext:value-type="date">
            <text:p>2022-10-01</text:p>
          </table:table-cell>
          <table:table-cell table:style-name="ce68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YENECHE</text:p>
          </table:table-cell>
          <table:table-cell office:value-type="string" calcext:value-type="string">
            <text:p>DURAN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PATRICI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4010120241" calcext:value-type="float">
            <text:p>22104010120241</text:p>
          </table:table-cell>
          <table:table-cell table:style-name="ce15" office:value-type="date" office:date-value="2022-10-01" calcext:value-type="date">
            <text:p>2022-10-01</text:p>
          </table:table-cell>
          <table:table-cell table:style-name="ce68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ZUAJE</text:p>
          </table:table-cell>
          <table:table-cell office:value-type="string" calcext:value-type="string">
            <text:p>TORRELLA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ARI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6010120214" calcext:value-type="float">
            <text:p>22106010120214</text:p>
          </table:table-cell>
          <table:table-cell table:style-name="ce15" office:value-type="date" office:date-value="2022-10-01" calcext:value-type="date">
            <text:p>2022-10-01</text:p>
          </table:table-cell>
          <table:table-cell table:style-name="ce68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CHICA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ALEXANDR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8310120948" calcext:value-type="float">
            <text:p>22108310120948</text:p>
          </table:table-cell>
          <table:table-cell table:style-name="ce15" office:value-type="date" office:date-value="2022-10-01" calcext:value-type="date">
            <text:p>2022-10-01</text:p>
          </table:table-cell>
          <table:table-cell table:style-name="ce68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IL</text:p>
          </table:table-cell>
          <table:table-cell office:value-type="string" calcext:value-type="string">
            <text:p>JAIDIV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date" office:date-value="2022-10-01" calcext:value-type="date">
            <text:p>2022-10-0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2510121536" calcext:value-type="float">
            <text:p>22102510121536</text:p>
          </table:table-cell>
          <table:table-cell table:style-name="ce15" office:value-type="date" office:date-value="2022-10-02" calcext:value-type="date">
            <text:p>2022-10-02</text:p>
          </table:table-cell>
          <table:table-cell table:style-name="ce68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AIDEC</text:p>
          </table:table-cell>
          <table:table-cell office:value-type="string" calcext:value-type="string">
            <text:p>GRACIEL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2" calcext:value-type="date">
            <text:p>2022-10-02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9510121994" calcext:value-type="float">
            <text:p>22109510121994</text:p>
          </table:table-cell>
          <table:table-cell table:style-name="ce15" office:value-type="date" office:date-value="2022-10-02" calcext:value-type="date">
            <text:p>2022-10-02</text:p>
          </table:table-cell>
          <table:table-cell table:style-name="ce68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AMBRANO</text:p>
          </table:table-cell>
          <table:table-cell office:value-type="string" calcext:value-type="string">
            <text:p>VAQUIRO</text:p>
          </table:table-cell>
          <table:table-cell office:value-type="string" calcext:value-type="string">
            <text:p>LUISA</text:p>
          </table:table-cell>
          <table:table-cell office:value-type="string" calcext:value-type="string">
            <text:p>MARAY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2" calcext:value-type="date">
            <text:p>2022-10-02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6810122161" calcext:value-type="float">
            <text:p>22106810122161</text:p>
          </table:table-cell>
          <table:table-cell table:style-name="ce15" office:value-type="date" office:date-value="2022-10-02" calcext:value-type="date">
            <text:p>2022-10-02</text:p>
          </table:table-cell>
          <table:table-cell table:style-name="ce68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YANO</text:p>
          </table:table-cell>
          <table:table-cell office:value-type="string" calcext:value-type="string">
            <text:p>AMAYA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MILEN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2" calcext:value-type="date">
            <text:p>2022-10-02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6710122343" calcext:value-type="float">
            <text:p>22106710122343</text:p>
          </table:table-cell>
          <table:table-cell table:style-name="ce15" office:value-type="date" office:date-value="2022-10-03" calcext:value-type="date">
            <text:p>2022-10-03</text:p>
          </table:table-cell>
          <table:table-cell table:style-name="ce68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INEDA</text:p>
          </table:table-cell>
          <table:table-cell office:value-type="string" calcext:value-type="string">
            <text:p>JEIMY</text:p>
          </table:table-cell>
          <table:table-cell office:value-type="string" calcext:value-type="string">
            <text:p>JOHAN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3" calcext:value-type="date">
            <text:p>2022-10-03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4110122536" calcext:value-type="float">
            <text:p>22104110122536</text:p>
          </table:table-cell>
          <table:table-cell table:style-name="ce15" office:value-type="date" office:date-value="2022-10-03" calcext:value-type="date">
            <text:p>2022-10-03</text:p>
          </table:table-cell>
          <table:table-cell table:style-name="ce68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ESTA</text:p>
          </table:table-cell>
          <table:table-cell office:value-type="string" calcext:value-type="string">
            <text:p>BECERRA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JASBLEIDY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3" calcext:value-type="date">
            <text:p>2022-10-03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7010123297" calcext:value-type="float">
            <text:p>22107010123297</text:p>
          </table:table-cell>
          <table:table-cell table:style-name="ce15" office:value-type="date" office:date-value="2022-10-03" calcext:value-type="date">
            <text:p>2022-10-03</text:p>
          </table:table-cell>
          <table:table-cell table:style-name="ce68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URIO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YISSI</text:p>
          </table:table-cell>
          <table:table-cell office:value-type="string" calcext:value-type="string">
            <text:p>ORONAY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3" calcext:value-type="date">
            <text:p>2022-10-03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7610123912" calcext:value-type="float">
            <text:p>22107610123912</text:p>
          </table:table-cell>
          <table:table-cell table:style-name="ce15" office:value-type="date" office:date-value="2022-10-04" calcext:value-type="date">
            <text:p>2022-10-04</text:p>
          </table:table-cell>
          <table:table-cell table:style-name="ce68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CON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PAOL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4" calcext:value-type="date">
            <text:p>2022-10-04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9410124581" calcext:value-type="float">
            <text:p>22109410124581</text:p>
          </table:table-cell>
          <table:table-cell table:style-name="ce15" office:value-type="date" office:date-value="2022-10-04" calcext:value-type="date">
            <text:p>2022-10-04</text:p>
          </table:table-cell>
          <table:table-cell table:style-name="ce68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LLARAGA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TATIAN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4" calcext:value-type="date">
            <text:p>2022-10-04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4510126327" calcext:value-type="float">
            <text:p>22104510126327</text:p>
          </table:table-cell>
          <table:table-cell table:style-name="ce15" office:value-type="date" office:date-value="2022-10-05" calcext:value-type="date">
            <text:p>2022-10-05</text:p>
          </table:table-cell>
          <table:table-cell table:style-name="ce68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MERY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5" calcext:value-type="date">
            <text:p>2022-10-0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4010127291" calcext:value-type="float">
            <text:p>22104010127291</text:p>
          </table:table-cell>
          <table:table-cell table:style-name="ce15" office:value-type="date" office:date-value="2022-10-05" calcext:value-type="date">
            <text:p>2022-10-05</text:p>
          </table:table-cell>
          <table:table-cell table:style-name="ce68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TIA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ILEN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5" calcext:value-type="date">
            <text:p>2022-10-0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5410127282" calcext:value-type="float">
            <text:p>22105410127282</text:p>
          </table:table-cell>
          <table:table-cell table:style-name="ce15" office:value-type="date" office:date-value="2022-10-05" calcext:value-type="date">
            <text:p>2022-10-05</text:p>
          </table:table-cell>
          <table:table-cell table:style-name="ce68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ICUNQUE 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MARI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5" calcext:value-type="date">
            <text:p>2022-10-0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1510127937" calcext:value-type="float">
            <text:p>22101510127937</text:p>
          </table:table-cell>
          <table:table-cell table:style-name="ce15" office:value-type="date" office:date-value="2022-10-06" calcext:value-type="date">
            <text:p>2022-10-06</text:p>
          </table:table-cell>
          <table:table-cell table:style-name="ce68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ANYI</text:p>
          </table:table-cell>
          <table:table-cell office:value-type="string" calcext:value-type="string">
            <text:p>LILIAN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6" calcext:value-type="date">
            <text:p>2022-10-06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1510128355" calcext:value-type="float">
            <text:p>22101510128355</text:p>
          </table:table-cell>
          <table:table-cell table:style-name="ce15" office:value-type="date" office:date-value="2022-10-06" calcext:value-type="date">
            <text:p>2022-10-06</text:p>
          </table:table-cell>
          <table:table-cell table:style-name="ce68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ONA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YEIBI</text:p>
          </table:table-cell>
          <table:table-cell office:value-type="string" calcext:value-type="string">
            <text:p>BANES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6" calcext:value-type="date">
            <text:p>2022-10-0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table:style-name="ce64" office:value-type="float" office:value="22105910128453" calcext:value-type="float">
            <text:p>22105910128453</text:p>
          </table:table-cell>
          <table:table-cell table:style-name="ce15" office:value-type="date" office:date-value="2022-10-06" calcext:value-type="date">
            <text:p>2022-10-06</text:p>
          </table:table-cell>
          <table:table-cell table:style-name="ce68" office:value-type="string" calcext:value-type="string">
            <text:p>H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MAFRED</text:p>
          </table:table-cell>
          <table:table-cell office:value-type="string" calcext:value-type="string">
            <text:p>YAILYN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6" calcext:value-type="date">
            <text:p>2022-10-0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table:style-name="ce65" office:value-type="float" office:value="22104210129231" calcext:value-type="float">
            <text:p>22104210129231</text:p>
          </table:table-cell>
          <table:table-cell table:style-name="ce15" office:value-type="date" office:date-value="2022-10-07" calcext:value-type="date">
            <text:p>2022-10-07</text:p>
          </table:table-cell>
          <table:table-cell table:style-name="ce68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UPIÑAN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JENIFER</text:p>
          </table:table-cell>
          <table:table-cell office:value-type="string" calcext:value-type="string">
            <text:p>ANDRE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7" calcext:value-type="date">
            <text:p>2022-10-07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N</text:p>
          </table:table-cell>
          <table:table-cell table:style-name="ce65" office:value-type="float" office:value="22105210129234" calcext:value-type="float">
            <text:p>22105210129234</text:p>
          </table:table-cell>
          <table:table-cell table:style-name="ce15" office:value-type="date" office:date-value="2022-10-07" calcext:value-type="date">
            <text:p>2022-10-07</text:p>
          </table:table-cell>
          <table:table-cell table:style-name="ce68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IÑO</text:p>
          </table:table-cell>
          <table:table-cell office:value-type="string" calcext:value-type="string">
            <text:p>GUALTEROS</text:p>
          </table:table-cell>
          <table:table-cell office:value-type="string" calcext:value-type="string">
            <text:p>YESICA</text:p>
          </table:table-cell>
          <table:table-cell office:value-type="string" calcext:value-type="string">
            <text:p>PAOL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7" calcext:value-type="date">
            <text:p>2022-10-07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5910129684" calcext:value-type="float">
            <text:p>22105910129684</text:p>
          </table:table-cell>
          <table:table-cell table:style-name="ce15" office:value-type="date" office:date-value="2022-10-07" calcext:value-type="date">
            <text:p>2022-10-07</text:p>
          </table:table-cell>
          <table:table-cell table:style-name="ce68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LIZETH</text:p>
          </table:table-cell>
          <table:table-cell office:value-type="string" calcext:value-type="string">
            <text:p>PAOL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7" calcext:value-type="date">
            <text:p>2022-10-07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1810130499" calcext:value-type="float">
            <text:p>22101810130499</text:p>
          </table:table-cell>
          <table:table-cell table:style-name="ce15" office:value-type="date" office:date-value="2022-10-07" calcext:value-type="date">
            <text:p>2022-10-07</text:p>
          </table:table-cell>
          <table:table-cell table:style-name="ce68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BALAGUERA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MAYERLY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7" calcext:value-type="date">
            <text:p>2022-10-07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9510131584" calcext:value-type="float">
            <text:p>22109510131584</text:p>
          </table:table-cell>
          <table:table-cell table:style-name="ce15" office:value-type="date" office:date-value="2022-10-08" calcext:value-type="date">
            <text:p>2022-10-08</text:p>
          </table:table-cell>
          <table:table-cell table:style-name="ce68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IN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ROSALBA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date" office:date-value="2022-10-08" calcext:value-type="date">
            <text:p>2022-10-0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1510132046" calcext:value-type="float">
            <text:p>22101510132046</text:p>
          </table:table-cell>
          <table:table-cell table:style-name="ce15" office:value-type="date" office:date-value="2022-10-08" calcext:value-type="date">
            <text:p>2022-10-08</text:p>
          </table:table-cell>
          <table:table-cell table:style-name="ce68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BOADA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MIREY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8" calcext:value-type="date">
            <text:p>2022-10-0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8010132161" calcext:value-type="float">
            <text:p>22108010132161</text:p>
          </table:table-cell>
          <table:table-cell table:style-name="ce15" office:value-type="date" office:date-value="2022-10-08" calcext:value-type="date">
            <text:p>2022-10-08</text:p>
          </table:table-cell>
          <table:table-cell table:style-name="ce68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ABRIA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IN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date" office:date-value="2022-10-08" calcext:value-type="date">
            <text:p>2022-10-0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3210132380" calcext:value-type="float">
            <text:p>22103210132380</text:p>
          </table:table-cell>
          <table:table-cell table:style-name="ce15" office:value-type="date" office:date-value="2022-10-09" calcext:value-type="date">
            <text:p>2022-10-09</text:p>
          </table:table-cell>
          <table:table-cell table:style-name="ce68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YENY</text:p>
          </table:table-cell>
          <table:table-cell office:value-type="string" calcext:value-type="string">
            <text:p>PAOL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9" calcext:value-type="date">
            <text:p>2022-10-09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7610132860" calcext:value-type="float">
            <text:p>22107610132860</text:p>
          </table:table-cell>
          <table:table-cell table:style-name="ce15" office:value-type="date" office:date-value="2022-10-09" calcext:value-type="date">
            <text:p>2022-10-09</text:p>
          </table:table-cell>
          <table:table-cell table:style-name="ce68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VERDUGO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ESTELL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9" calcext:value-type="date">
            <text:p>2022-10-09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1010132897" calcext:value-type="float">
            <text:p>22101010132897</text:p>
          </table:table-cell>
          <table:table-cell table:style-name="ce15" office:value-type="date" office:date-value="2022-10-09" calcext:value-type="date">
            <text:p>2022-10-09</text:p>
          </table:table-cell>
          <table:table-cell table:style-name="ce68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PAOL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09" calcext:value-type="date">
            <text:p>2022-10-09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6810134249" calcext:value-type="float">
            <text:p>22106810134249</text:p>
          </table:table-cell>
          <table:table-cell table:style-name="ce15" office:value-type="date" office:date-value="2022-10-10" calcext:value-type="date">
            <text:p>2022-10-10</text:p>
          </table:table-cell>
          <table:table-cell table:style-name="ce68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MARGO</text:p>
          </table:table-cell>
          <table:table-cell office:value-type="string" calcext:value-type="string">
            <text:p>ZANGUÑA</text:p>
          </table:table-cell>
          <table:table-cell office:value-type="string" calcext:value-type="string">
            <text:p>DAYANA</text:p>
          </table:table-cell>
          <table:table-cell office:value-type="string" calcext:value-type="string">
            <text:p>ALEXANDR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0" calcext:value-type="date">
            <text:p>2022-10-10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5910134273" calcext:value-type="float">
            <text:p>22105910134273</text:p>
          </table:table-cell>
          <table:table-cell table:style-name="ce15" office:value-type="date" office:date-value="2022-10-10" calcext:value-type="date">
            <text:p>2022-10-10</text:p>
          </table:table-cell>
          <table:table-cell table:style-name="ce68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GREISY</text:p>
          </table:table-cell>
          <table:table-cell office:value-type="string" calcext:value-type="string">
            <text:p>JOHAN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0" calcext:value-type="date">
            <text:p>2022-10-10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7610136171" calcext:value-type="float">
            <text:p>22107610136171</text:p>
          </table:table-cell>
          <table:table-cell table:style-name="ce15" office:value-type="date" office:date-value="2022-10-11" calcext:value-type="date">
            <text:p>2022-10-11</text:p>
          </table:table-cell>
          <table:table-cell table:style-name="ce68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PEDA</text:p>
          </table:table-cell>
          <table:table-cell office:value-type="string" calcext:value-type="string">
            <text:p>RINCON</text:p>
          </table:table-cell>
          <table:table-cell office:value-type="string" calcext:value-type="string">
            <text:p>YURY</text:p>
          </table:table-cell>
          <table:table-cell office:value-type="string" calcext:value-type="string">
            <text:p>NATALI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1" calcext:value-type="date">
            <text:p>2022-10-1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9910136183" calcext:value-type="float">
            <text:p>22109910136183</text:p>
          </table:table-cell>
          <table:table-cell table:style-name="ce15" office:value-type="date" office:date-value="2022-10-11" calcext:value-type="date">
            <text:p>2022-10-11</text:p>
          </table:table-cell>
          <table:table-cell table:style-name="ce68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EDITH</text:p>
          </table:table-cell>
          <table:table-cell office:value-type="string" calcext:value-type="string">
            <text:p>LOREN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1" calcext:value-type="date">
            <text:p>2022-10-1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5110136971" calcext:value-type="float">
            <text:p>22105110136971</text:p>
          </table:table-cell>
          <table:table-cell table:style-name="ce15" office:value-type="date" office:date-value="2022-10-11" calcext:value-type="date">
            <text:p>2022-10-11</text:p>
          </table:table-cell>
          <table:table-cell table:style-name="ce68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OSMARYS</text:p>
          </table:table-cell>
          <table:table-cell office:value-type="string" calcext:value-type="string">
            <text:p>DEIMAR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1" calcext:value-type="date">
            <text:p>2022-10-1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6410138311" calcext:value-type="float">
            <text:p>22106410138311</text:p>
          </table:table-cell>
          <table:table-cell table:style-name="ce15" office:value-type="date" office:date-value="2022-10-12" calcext:value-type="date">
            <text:p>2022-10-12</text:p>
          </table:table-cell>
          <table:table-cell table:style-name="ce68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ETO</text:p>
          </table:table-cell>
          <table:table-cell office:value-type="string" calcext:value-type="string">
            <text:p>SUAREZ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LUZ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2" calcext:value-type="date">
            <text:p>2022-10-12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5210138735" calcext:value-type="float">
            <text:p>22105210138735</text:p>
          </table:table-cell>
          <table:table-cell table:style-name="ce15" office:value-type="date" office:date-value="2022-10-12" calcext:value-type="date">
            <text:p>2022-10-12</text:p>
          </table:table-cell>
          <table:table-cell table:style-name="ce68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NEDA</text:p>
          </table:table-cell>
          <table:table-cell office:value-type="string" calcext:value-type="string">
            <text:p>PALACIOS</text:p>
          </table:table-cell>
          <table:table-cell office:value-type="string" calcext:value-type="string">
            <text:p>LISBETH</text:p>
          </table:table-cell>
          <table:table-cell office:value-type="string" calcext:value-type="string">
            <text:p>SOFI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2" calcext:value-type="date">
            <text:p>2022-10-12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1810139122" calcext:value-type="float">
            <text:p>22101810139122</text:p>
          </table:table-cell>
          <table:table-cell table:style-name="ce15" office:value-type="date" office:date-value="2022-10-12" calcext:value-type="date">
            <text:p>2022-10-12</text:p>
          </table:table-cell>
          <table:table-cell table:style-name="ce68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ILE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MARI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2" calcext:value-type="date">
            <text:p>2022-10-12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3110139543" calcext:value-type="float">
            <text:p>22103110139543</text:p>
          </table:table-cell>
          <table:table-cell table:style-name="ce15" office:value-type="date" office:date-value="2022-10-13" calcext:value-type="date">
            <text:p>2022-10-13</text:p>
          </table:table-cell>
          <table:table-cell table:style-name="ce68" office:value-type="string" calcext:value-type="string">
            <text:p>H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FUENTES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JOHAN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3" calcext:value-type="date">
            <text:p>2022-10-13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5910140856" calcext:value-type="float">
            <text:p>22105910140856</text:p>
          </table:table-cell>
          <table:table-cell table:style-name="ce15" office:value-type="date" office:date-value="2022-10-13" calcext:value-type="date">
            <text:p>2022-10-13</text:p>
          </table:table-cell>
          <table:table-cell table:style-name="ce68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MASMELA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MIREY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3" calcext:value-type="date">
            <text:p>2022-10-13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table:style-name="ce66" office:value-type="float" office:value="22107510143244" calcext:value-type="float">
            <text:p>22107510143244</text:p>
          </table:table-cell>
          <table:table-cell table:style-name="ce15" office:value-type="date" office:date-value="2022-10-15" calcext:value-type="date">
            <text:p>2022-10-15</text:p>
          </table:table-cell>
          <table:table-cell table:style-name="ce68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NICOL</text:p>
          </table:table-cell>
          <table:table-cell office:value-type="string" calcext:value-type="string">
            <text:p>DAYANA</text:p>
          </table:table-cell>
          <table:table-cell office:value-type="float" office:value="1" calcext:value-type="float">
            <text:p>1</text:p>
          </table:table-cell>
          <table:table-cell table:style-name="ce15" office:value-type="date" office:date-value="2022-10-15" calcext:value-type="date">
            <text:p>2022-10-1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8310144287" calcext:value-type="float">
            <text:p>22108310144287</text:p>
          </table:table-cell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CACERES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ESPERANZA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5" calcext:value-type="date">
            <text:p>2022-10-15</text:p>
          </table:table-cell>
        </table:table-row>
        <table:table-row table:style-name="ro6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N</text:p>
          </table:table-cell>
          <table:table-cell office:value-type="float" office:value="22105210144801" calcext:value-type="float">
            <text:p>22105210144801</text:p>
          </table:table-cell>
          <table:table-cell office:value-type="date" office:date-value="2022-10-16" calcext:value-type="date">
            <text:p>2022-10-16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CUY</text:p>
          </table:table-cell>
          <table:table-cell office:value-type="string" calcext:value-type="string">
            <text:p>YOLIMA</text:p>
          </table:table-cell>
          <table:table-cell office:value-type="string" calcext:value-type="string">
            <text:p>ROCIO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6" calcext:value-type="date">
            <text:p>2022-10-1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table:style-name="ce65" office:value-type="float" office:value="22104510145149" calcext:value-type="float">
            <text:p>22104510145149</text:p>
          </table:table-cell>
          <table:table-cell office:value-type="date" office:date-value="2022-10-16" calcext:value-type="date">
            <text:p>2022-10-16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ONADO</text:p>
          </table:table-cell>
          <table:table-cell/>
          <table:table-cell office:value-type="string" calcext:value-type="string">
            <text:p>EDITH</text:p>
          </table:table-cell>
          <table:table-cell office:value-type="string" calcext:value-type="string">
            <text:p>JOH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6" calcext:value-type="date">
            <text:p>2022-10-16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1710145753" calcext:value-type="float">
            <text:p>22101710145753</text:p>
          </table:table-cell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LO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LINETH</text:p>
          </table:table-cell>
          <table:table-cell office:value-type="string" calcext:value-type="string">
            <text:p>JOH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7" calcext:value-type="date">
            <text:p>2022-10-17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7010146194" calcext:value-type="float">
            <text:p>22107010146194</text:p>
          </table:table-cell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YINA</text:p>
          </table:table-cell>
          <table:table-cell office:value-type="string" calcext:value-type="string">
            <text:p>FABIOLA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7" calcext:value-type="date">
            <text:p>2022-10-17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8810147258" calcext:value-type="float">
            <text:p>22108810147258</text:p>
          </table:table-cell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LIVARES</text:p>
          </table:table-cell>
          <table:table-cell office:value-type="string" calcext:value-type="string">
            <text:p>ALARCON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YANETH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8" calcext:value-type="date">
            <text:p>2022-10-1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8710147412" calcext:value-type="float">
            <text:p>22108710147412</text:p>
          </table:table-cell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YULIANA</text:p>
          </table:table-cell>
          <table:table-cell office:value-type="string" calcext:value-type="string">
            <text:p>MARIA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8" calcext:value-type="date">
            <text:p>2022-10-1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8010148113" calcext:value-type="float">
            <text:p>22108010148113</text:p>
          </table:table-cell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PERALTA</text:p>
          </table:table-cell>
          <table:table-cell office:value-type="string" calcext:value-type="string">
            <text:p>ROSELY</text:p>
          </table:table-cell>
          <table:table-cell office:value-type="string" calcext:value-type="string">
            <text:p>EUFRACINA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8" calcext:value-type="date">
            <text:p>2022-10-1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9010149834" calcext:value-type="float">
            <text:p>22109010149834</text:p>
          </table:table-cell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MARLY</text:p>
          </table:table-cell>
          <table:table-cell office:value-type="string" calcext:value-type="string">
            <text:p>LUCERO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19" calcext:value-type="date">
            <text:p>2022-10-1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table:style-name="ce65" office:value-type="float" office:value="22105510152229" calcext:value-type="float">
            <text:p>22105510152229</text:p>
          </table:table-cell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KATALINA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0" calcext:value-type="date">
            <text:p>2022-10-20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1810153680" calcext:value-type="float">
            <text:p>22101810153680</text:p>
          </table:table-cell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DAS </text:p>
          </table:table-cell>
          <table:table-cell office:value-type="string" calcext:value-type="string">
            <text:p>SANABRIA</text:p>
          </table:table-cell>
          <table:table-cell office:value-type="string" calcext:value-type="string">
            <text:p>ANYELI</text:p>
          </table:table-cell>
          <table:table-cell office:value-type="string" calcext:value-type="string">
            <text:p>SIOMARA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1" calcext:value-type="date">
            <text:p>2022-10-2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8310154048" calcext:value-type="float">
            <text:p>22108310154048</text:p>
          </table:table-cell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IÑERO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DEL VALLE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1" calcext:value-type="date">
            <text:p>2022-10-2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8210154109" calcext:value-type="float">
            <text:p>22108210154109</text:p>
          </table:table-cell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PANQUEVA</text:p>
          </table:table-cell>
          <table:table-cell office:value-type="string" calcext:value-type="string">
            <text:p>ROSALBA</text:p>
          </table:table-cell>
          <table:table-cell office:value-type="string" calcext:value-type="string">
            <text:p>YISET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1" calcext:value-type="date">
            <text:p>2022-10-2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7910155367" calcext:value-type="float">
            <text:p>22107910155367</text:p>
          </table:table-cell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VAL</text:p>
          </table:table-cell>
          <table:table-cell office:value-type="string" calcext:value-type="string">
            <text:p>PUENTES</text:p>
          </table:table-cell>
          <table:table-cell office:value-type="string" calcext:value-type="string">
            <text:p>ARLYS</text:p>
          </table:table-cell>
          <table:table-cell office:value-type="string" calcext:value-type="string">
            <text:p>RUBIELA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2" calcext:value-type="date">
            <text:p>2022-10-22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4810155459" calcext:value-type="float">
            <text:p>22104810155459</text:p>
          </table:table-cell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YELI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2" calcext:value-type="date">
            <text:p>2022-10-22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8410155934" calcext:value-type="float">
            <text:p>22108410155934</text:p>
          </table:table-cell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DA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KARLIS</text:p>
          </table:table-cell>
          <table:table-cell office:value-type="string" calcext:value-type="string">
            <text:p>LISBETH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3" calcext:value-type="date">
            <text:p>2022-10-23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6510156239" calcext:value-type="float">
            <text:p>22106510156239</text:p>
          </table:table-cell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M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YENY</text:p>
          </table:table-cell>
          <table:table-cell office:value-type="string" calcext:value-type="string">
            <text:p>PAOLA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3" calcext:value-type="date">
            <text:p>2022-10-23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6810156682" calcext:value-type="float">
            <text:p>22106810156682</text:p>
          </table:table-cell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DOÑEZ</text:p>
          </table:table-cell>
          <table:table-cell office:value-type="string" calcext:value-type="string">
            <text:p>DAVILA</text:p>
          </table:table-cell>
          <table:table-cell office:value-type="string" calcext:value-type="string">
            <text:p>JENIFER</text:p>
          </table:table-cell>
          <table:table-cell office:value-type="string" calcext:value-type="string">
            <text:p>JULIETH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3" calcext:value-type="date">
            <text:p>2022-10-23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2910156958" calcext:value-type="float">
            <text:p>22102910156958</text:p>
          </table:table-cell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BAEZ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ISABEL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3" calcext:value-type="date">
            <text:p>2022-10-23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4710157002" calcext:value-type="float">
            <text:p>22104710157002</text:p>
          </table:table-cell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AZA</text:p>
          </table:table-cell>
          <table:table-cell office:value-type="string" calcext:value-type="string">
            <text:p>GAFARO</text:p>
          </table:table-cell>
          <table:table-cell office:value-type="string" calcext:value-type="string">
            <text:p>MESLY</text:p>
          </table:table-cell>
          <table:table-cell office:value-type="string" calcext:value-type="string">
            <text:p>DANIELA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4" calcext:value-type="date">
            <text:p>2022-10-24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6710157566" calcext:value-type="float">
            <text:p>22106710157566</text:p>
          </table:table-cell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ARO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MILENA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4" calcext:value-type="date">
            <text:p>2022-10-24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5710158684" calcext:value-type="float">
            <text:p>22105710158684</text:p>
          </table:table-cell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OBEJA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MARIA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</table:table-row>
        <table:table-row table:style-name="ro6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N</text:p>
          </table:table-cell>
          <table:table-cell office:value-type="float" office:value="22105310159696" calcext:value-type="float">
            <text:p>22105310159696</text:p>
          </table:table-cell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VEDA</text:p>
          </table:table-cell>
          <table:table-cell office:value-type="string" calcext:value-type="string">
            <text:p>LADINO</text:p>
          </table:table-cell>
          <table:table-cell office:value-type="string" calcext:value-type="string">
            <text:p>LEIDY</text:p>
          </table:table-cell>
          <table:table-cell office:value-type="string" calcext:value-type="string">
            <text:p>ALEJANDRA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5010159802" calcext:value-type="float">
            <text:p>22105010159802</text:p>
          </table:table-cell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CON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DIA</text:p>
          </table:table-cell>
          <table:table-cell office:value-type="string" calcext:value-type="string">
            <text:p>MARIBEL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8210159858" calcext:value-type="float">
            <text:p>22108210159858</text:p>
          </table:table-cell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ALARCON</text:p>
          </table:table-cell>
          <table:table-cell office:value-type="string" calcext:value-type="string">
            <text:p>MAYERL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3310159907" calcext:value-type="float">
            <text:p>22103310159907</text:p>
          </table:table-cell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STACARA</text:p>
          </table:table-cell>
          <table:table-cell office:value-type="string" calcext:value-type="string">
            <text:p>SEQUERA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JAZMIN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7110160239" calcext:value-type="float">
            <text:p>22107110160239</text:p>
          </table:table-cell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BECERRA</text:p>
          </table:table-cell>
          <table:table-cell office:value-type="string" calcext:value-type="string">
            <text:p>YASMIN</text:p>
          </table:table-cell>
          <table:table-cell office:value-type="string" calcext:value-type="string">
            <text:p>YULIETH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6310160285" calcext:value-type="float">
            <text:p>22106310160285</text:p>
          </table:table-cell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ZAMBRANO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JISETH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5" calcext:value-type="date">
            <text:p>2022-10-2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6710160850" calcext:value-type="float">
            <text:p>22106710160850</text:p>
          </table:table-cell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RIBE</text:p>
          </table:table-cell>
          <table:table-cell office:value-type="string" calcext:value-type="string">
            <text:p>VALDES</text:p>
          </table:table-cell>
          <table:table-cell office:value-type="string" calcext:value-type="string">
            <text:p>LIZETH</text:p>
          </table:table-cell>
          <table:table-cell office:value-type="string" calcext:value-type="string">
            <text:p>NATHALIA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6" calcext:value-type="date">
            <text:p>2022-10-26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2710161516" calcext:value-type="float">
            <text:p>22102710161516</text:p>
          </table:table-cell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CEDEÑO</text:p>
          </table:table-cell>
          <table:table-cell office:value-type="string" calcext:value-type="string">
            <text:p>BRICEIDA</text:p>
          </table:table-cell>
          <table:table-cell office:value-type="string" calcext:value-type="string">
            <text:p>COROMOTO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6" calcext:value-type="date">
            <text:p>2022-10-26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8710162017" calcext:value-type="float">
            <text:p>22108710162017</text:p>
          </table:table-cell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FERNANDA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7" calcext:value-type="date">
            <text:p>2022-10-27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7210162590" calcext:value-type="float">
            <text:p>22107210162590</text:p>
          </table:table-cell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MAÑA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JEIMY</text:p>
          </table:table-cell>
          <table:table-cell office:value-type="string" calcext:value-type="string">
            <text:p>PAOLA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7" calcext:value-type="date">
            <text:p>2022-10-27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2610162994" calcext:value-type="float">
            <text:p>22102610162994</text:p>
          </table:table-cell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DAVILA</text:p>
          </table:table-cell>
          <table:table-cell office:value-type="string" calcext:value-type="string">
            <text:p>MONICA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10-27" calcext:value-type="date">
            <text:p>2022-10-27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5110164061" calcext:value-type="float">
            <text:p>22105110164061</text:p>
          </table:table-cell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MARQUEZ</text:p>
          </table:table-cell>
          <table:table-cell office:value-type="string" calcext:value-type="string">
            <text:p>DI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10-28" calcext:value-type="date">
            <text:p>2022-10-2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9710165166" calcext:value-type="float">
            <text:p>22109710165166</text:p>
          </table:table-cell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LLANES</text:p>
          </table:table-cell>
          <table:table-cell office:value-type="string" calcext:value-type="string">
            <text:p>KELLLYS</text:p>
          </table:table-cell>
          <table:table-cell office:value-type="string" calcext:value-type="string">
            <text:p>PAULINA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8" calcext:value-type="date">
            <text:p>2022-10-2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8210165353" calcext:value-type="float">
            <text:p>22108210165353</text:p>
          </table:table-cell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DOZO</text:p>
          </table:table-cell>
          <table:table-cell office:value-type="string" calcext:value-type="string">
            <text:p>MURILLO</text:p>
          </table:table-cell>
          <table:table-cell office:value-type="string" calcext:value-type="string">
            <text:p>DURLEY</text:p>
          </table:table-cell>
          <table:table-cell office:value-type="string" calcext:value-type="string">
            <text:p>DAY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8" calcext:value-type="date">
            <text:p>2022-10-2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table:style-name="ce67" office:value-type="float" office:value="22109710165166" calcext:value-type="float">
            <text:p>22109710165166</text:p>
          </table:table-cell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MARCELA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8" calcext:value-type="date">
            <text:p>2022-10-2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1310165865" calcext:value-type="float">
            <text:p>22101310165865</text:p>
          </table:table-cell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MAYERLY</text:p>
          </table:table-cell>
          <table:table-cell office:value-type="string" calcext:value-type="string">
            <text:p>ZULEY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9" calcext:value-type="date">
            <text:p>2022-10-29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3610166098" calcext:value-type="float">
            <text:p>22103610166098</text:p>
          </table:table-cell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TECA</text:p>
          </table:table-cell>
          <table:table-cell office:value-type="string" calcext:value-type="string">
            <text:p>FERRER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LEJANDRA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9" calcext:value-type="date">
            <text:p>2022-10-29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2410166333" calcext:value-type="float">
            <text:p>22102410166333</text:p>
          </table:table-cell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LLEN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YOLIMA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10-29" calcext:value-type="date">
            <text:p>2022-10-29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2310167027" calcext:value-type="float">
            <text:p>22102310167027</text:p>
          </table:table-cell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LEMUS</text:p>
          </table:table-cell>
          <table:table-cell office:value-type="string" calcext:value-type="string">
            <text:p>SAMY</text:p>
          </table:table-cell>
          <table:table-cell office:value-type="string" calcext:value-type="string">
            <text:p>VALENTINA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29" calcext:value-type="date">
            <text:p>2022-10-29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109610167661" calcext:value-type="float">
            <text:p>22109610167661</text:p>
          </table:table-cell>
          <table:table-cell office:value-type="date" office:date-value="2022-10-30" calcext:value-type="date">
            <text:p>2022-10-30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CHAVEZ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PAOLA</text:p>
          </table:table-cell>
          <table:table-cell office:value-type="float" office:value="1" calcext:value-type="float">
            <text:p>1</text:p>
          </table:table-cell>
          <table:table-cell office:value-type="date" office:date-value="2022-10-30" calcext:value-type="date">
            <text:p>2022-10-30</text:p>
          </table:table-cell>
        </table:table-row>
        <table:table-row table:style-name="ro2">
          <table:table-cell table:number-columns-repeated="3"/>
          <table:table-cell table:style-name="ce3" table:number-columns-repeated="2"/>
          <table:table-cell table:number-columns-repeated="7"/>
          <table:table-cell table:style-name="ce3"/>
        </table:table-row>
        <table:table-row table:style-name="ro2">
          <table:table-cell table:number-columns-repeated="3"/>
          <table:table-cell table:style-name="ce3" table:number-columns-repeated="2"/>
          <table:table-cell table:number-columns-repeated="7"/>
          <table:table-cell table:style-name="ce3"/>
        </table:table-row>
        <calcext:conditional-formats>
          <calcext:conditional-format calcext:target-range-address="'R.N'.D42:'R.N'.D42">
            <calcext:condition calcext:apply-style-name="ConditionalStyle_3883" calcext:value="contains-text(&quot;No &quot;)" calcext:base-cell-address="'R.N'.D4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8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1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text> </number:text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42">
      <number:text-content/>
      <style:map style:condition="value()&lt;=1.7976931348623157E+308" style:apply-style-name="N142P0"/>
    </number:text-style>
    <number:number-style style:name="N143P0" style:volatile="true">
      <number:number number:decimal-places="0" number:min-decimal-places="0" number:min-integer-digits="1"/>
    </number:number-style>
    <number:number-style style:name="N143">
      <style:text-properties fo:color="#ff0000"/>
      <number:number number:decimal-places="0" number:min-decimal-places="0" number:min-integer-digits="1"/>
      <style:map style:condition="value()&gt;=0" style:apply-style-name="N143P0"/>
    </number:number-style>
    <number:number-style style:name="N144">
      <number:number number:decimal-places="1" number:min-decimal-places="1" number:min-integer-digits="1"/>
    </number:number-style>
    <number:date-style style:name="N145">
      <number:day number:style="long"/>
      <number:text>-</number:text>
      <number:month number:style="long"/>
      <number:text>-</number:text>
      <number:year number:style="long"/>
    </number:date-style>
    <number:number-style style:name="N147P0" style:volatile="true">
      <number:text>$ </number:text>
      <number:number number:decimal-places="0" number:min-decimal-places="0" number:min-integer-digits="1" number:grouping="true"/>
    </number:number-style>
    <number:number-style style:name="N147">
      <number:text>-$ 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text>$ 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50P0" style:volatile="true">
      <number:text>$ </number:text>
      <number:number number:decimal-places="2" number:min-decimal-places="2" number:min-integer-digits="1" number:grouping="true"/>
    </number:number-style>
    <number:number-style style:name="N150">
      <number:text>-$ 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$ 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</number:number-style>
    <number:number-style style:name="N152">
      <number:text>-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 $ </number:text>
      <number:fill-character> </number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169"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172"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173">
      <style:text-properties fo:color="#ff0000"/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$</number:text>
      <number:number number:decimal-places="0" number:min-decimal-places="0" number:min-integer-digits="1" number:grouping="true"/>
    </number:number-style>
    <number:number-style style:name="N179">
      <number:text>-$</number:text>
      <number:number number:decimal-places="0" number:min-decimal-places="0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0" number:min-decimal-places="0" number:min-integer-digits="1" number:grouping="true"/>
    </number:number-style>
    <number:number-style style:name="N180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80P0"/>
    </number:number-style>
    <number:number-style style:name="N182P0" style:volatile="true">
      <number:text>$</number:text>
      <number:number number:decimal-places="2" number:min-decimal-places="2" number:min-integer-digits="1" number:grouping="true"/>
    </number:number-style>
    <number:number-style style:name="N182">
      <number:text>-$</number:text>
      <number:number number:decimal-places="2" number:min-decimal-places="2" number:min-integer-digits="1" number:grouping="true"/>
      <style:map style:condition="value()&gt;=0" style:apply-style-name="N182P0"/>
    </number:number-style>
    <number:number-style style:name="N183P0" style:volatile="true">
      <number:text>$</number:text>
      <number:number number:decimal-places="2" number:min-decimal-places="2" number:min-integer-digits="1" number:grouping="true"/>
    </number:number-style>
    <number:number-style style:name="N183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83P0"/>
    </number:number-style>
    <number:number-style style:name="N1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7P2" style:volatile="true">
      <number:text> $</number:text>
      <number:fill-character> </number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1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$ </number:text>
      <number:number number:decimal-places="0" number:min-decimal-places="0" number:min-integer-digits="1" number:grouping="true"/>
    </number:number-style>
    <number:number-style style:name="N192">
      <number:text>$ -</number:text>
      <number:number number:decimal-places="0" number:min-decimal-places="0" number:min-integer-digits="1" number:grouping="true"/>
      <style:map style:condition="value()&gt;=0" style:apply-style-name="N192P0"/>
    </number:number-style>
    <number:number-style style:name="N193P0" style:volatile="true">
      <number:text>$ </number:text>
      <number:number number:decimal-places="0" number:min-decimal-places="0" number:min-integer-digits="1" number:grouping="true"/>
    </number:number-style>
    <number:number-style style:name="N193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93P0"/>
    </number:number-style>
    <number:number-style style:name="N194P0" style:volatile="true">
      <number:text>$ </number:text>
      <number:number number:decimal-places="2" number:min-decimal-places="2" number:min-integer-digits="1" number:grouping="true"/>
    </number:number-style>
    <number:number-style style:name="N194">
      <number:text>$ -</number:text>
      <number:number number:decimal-places="2" number:min-decimal-places="2" number:min-integer-digits="1" number:grouping="true"/>
      <style:map style:condition="value()&gt;=0" style:apply-style-name="N194P0"/>
    </number:number-style>
    <number:number-style style:name="N195P0" style:volatile="true">
      <number:text>$ </number:text>
      <number:number number:decimal-places="2" number:min-decimal-places="2" number:min-integer-digits="1" number:grouping="true"/>
    </number:number-style>
    <number:number-style style:name="N195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95P0"/>
    </number:number-style>
    <number:number-style style:name="N197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7P1" style:volatile="true">
      <number:text> $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97P2" style:volatile="true">
      <number:text> $ </number:text>
      <number:fill-character> </number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99P2" style:volatile="true">
      <number:text> </number:text>
      <number:fill-character> </number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number number:decimal-places="0" number:min-decimal-places="0" number:min-integer-digits="1" number:grouping="true"/>
      <number:text> €</number:text>
    </number:number-style>
    <number:number-style style:name="N2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decimal-places="2" number:min-integer-digits="1" number:grouping="true"/>
      <number:text> €</number:text>
    </number:number-style>
    <number:number-style style:name="N2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13P2" style:volatile="true">
      <number:text> </number:text>
      <number:fill-character> </number:fill-character>
      <number:text>- €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1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17P2" style:volatile="true">
      <number:text> </number:text>
      <number:fill-character> </number:fill-character>
      <number:text>-   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21">
      <number:text> </number:text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2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25">
      <number:text> </number:text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">
      <number:number number:decimal-places="4" number:min-decimal-places="4" number:min-integer-digits="1"/>
    </number:number-style>
    <number:number-style style:name="N227">
      <number:number number:decimal-places="3" number:min-decimal-places="3" number:min-integer-digits="1"/>
    </number:number-style>
    <number:number-style style:name="N228">
      <number:number number:decimal-places="6" number:min-decimal-places="6" number:min-integer-digits="1"/>
    </number:number-style>
    <number:number-style style:name="N229">
      <number:number number:decimal-places="5" number:min-decimal-places="5" number:min-integer-digits="1"/>
    </number:number-style>
    <number:number-style style:name="N231P0" style:volatile="true">
      <number:text>Sí</number:text>
    </number:number-style>
    <number:number-style style:name="N231P1" style:volatile="true">
      <number:text>Sí</number:text>
    </number:number-style>
    <number:number-style style:name="N231">
      <number:text>No</number:text>
      <style:map style:condition="value()&gt;0" style:apply-style-name="N231P0"/>
      <style:map style:condition="value()&lt;0" style:apply-style-name="N231P1"/>
    </number:number-style>
    <number:number-style style:name="N233P0" style:volatile="true">
      <number:text>Verdadero</number:text>
    </number:number-style>
    <number:number-style style:name="N233P1" style:volatile="true">
      <number:text>Verdadero</number:text>
    </number:number-style>
    <number:number-style style:name="N233">
      <number:text>Falso</number:text>
      <style:map style:condition="value()&gt;0" style:apply-style-name="N233P0"/>
      <style:map style:condition="value()&lt;0" style:apply-style-name="N233P1"/>
    </number:number-style>
    <number:number-style style:name="N235P0" style:volatile="true">
      <number:text>Activado</number:text>
    </number:number-style>
    <number:number-style style:name="N235P1" style:volatile="true">
      <number:text>Activado</number:text>
    </number:number-style>
    <number:number-style style:name="N235">
      <number:text>Desactivado</number:text>
      <style:map style:condition="value()&gt;0" style:apply-style-name="N235P0"/>
      <style:map style:condition="value()&lt;0" style:apply-style-name="N235P1"/>
    </number:number-style>
    <number:currency-style style:name="N237P0" style:volatile="true">
      <number:currency-symbol number:language="es" number:country="CO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37">
      <style:text-properties fo:color="#ff0000"/>
      <number:text>(</number:text>
      <number:currency-symbol number:language="es" number:country="CO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37P0"/>
    </number:currency-style>
    <number:number-style style:name="N238P0" style:volatile="true">
      <number:number number:decimal-places="2" number:min-decimal-places="2" number:min-integer-digits="1"/>
    </number:number-style>
    <number:number-style style:name="N238">
      <style:text-properties fo:color="#ff0000"/>
      <number:number number:decimal-places="2" number:min-decimal-places="2" number:min-integer-digits="1"/>
      <style:map style:condition="value()&gt;=0" style:apply-style-name="N238P0"/>
    </number:number-style>
    <number:currency-style style:name="N239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239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239P0"/>
    </number:currency-style>
    <number:currency-style style:name="N240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240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240P0"/>
    </number:currency-style>
    <number:currency-style style:name="N241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241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1P0"/>
    </number:currency-style>
    <number:currency-style style:name="N242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242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2P0"/>
    </number:currency-style>
    <number:number-style style:name="N243P0" style:volatile="true">
      <number:number number:decimal-places="0" number:min-decimal-places="0" number:min-integer-digits="1" number:grouping="true"/>
      <number:text> </number:text>
    </number:number-style>
    <number:number-style style:name="N24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43P0"/>
    </number:number-style>
    <number:number-style style:name="N244P0" style:volatile="true">
      <number:number number:decimal-places="0" number:min-decimal-places="0" number:min-integer-digits="1" number:grouping="true"/>
      <number:text> </number:text>
    </number:number-style>
    <number:number-style style:name="N2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44P0"/>
    </number:number-style>
    <number:number-style style:name="N245P0" style:volatile="true">
      <number:number number:decimal-places="2" number:min-decimal-places="2" number:min-integer-digits="1" number:grouping="true"/>
      <number:text> </number:text>
    </number:number-style>
    <number:number-style style:name="N24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45P0"/>
    </number:number-style>
    <number:number-style style:name="N246P0" style:volatile="true">
      <number:number number:decimal-places="2" number:min-decimal-places="2" number:min-integer-digits="1" number:grouping="true"/>
      <number:text> </number:text>
    </number:number-style>
    <number:number-style style:name="N2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46P0"/>
    </number:number-style>
    <number:number-style style:name="N2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4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47P2" style:volatile="true">
      <number:text> </number:text>
      <number:fill-character> </number:fill-character>
      <number:text>- </number:text>
    </number:number-style>
    <number:text-style style:name="N247">
      <number:text> </number:text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currency-style style:name="N248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48P1" style:volatile="true">
      <number:text> </number:text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48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248">
      <number:text> </number:text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9">
      <number:text> </number:text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currency-style style:name="N250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0P1" style:volatile="true">
      <number:text> </number:text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0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0">
      <number:text> </number:text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time-style style:name="N251">
      <number:hours number:style="long"/>
      <number:text>:</number:text>
      <number:minutes number:style="long"/>
      <number:text>:</number:text>
      <number:seconds number:style="long"/>
    </number:time-style>
    <number:date-style style:name="N10107" number:language="es" number:country="CO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8" number:language="es" number:country="CO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time-style style:name="N10109" number:language="es" number:country="CO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7545" style:display-name="ConditionalStyle_7545" style:family="table-cell" style:parent-style-name="Default">
      <style:table-cell-properties fo:background-color="#ffc7ce"/>
    </style:style>
    <style:style style:name="ConditionalStyle_5f_7458" style:display-name="ConditionalStyle_7458" style:family="table-cell" style:parent-style-name="Default">
      <style:table-cell-properties fo:background-color="#ffc7ce"/>
    </style:style>
    <style:style style:name="ConditionalStyle_5f_7215" style:display-name="ConditionalStyle_7215" style:family="table-cell" style:parent-style-name="Default">
      <style:table-cell-properties fo:background-color="#ffc7ce"/>
    </style:style>
    <style:style style:name="ConditionalStyle_5f_7159" style:display-name="ConditionalStyle_7159" style:family="table-cell" style:parent-style-name="Default">
      <style:table-cell-properties fo:background-color="#ffc7ce"/>
    </style:style>
    <style:style style:name="ConditionalStyle_5f_6598" style:display-name="ConditionalStyle_6598" style:family="table-cell" style:parent-style-name="Default">
      <style:table-cell-properties fo:background-color="#ffc7ce"/>
    </style:style>
    <style:style style:name="ConditionalStyle_5f_6577" style:display-name="ConditionalStyle_6577" style:family="table-cell" style:parent-style-name="Default">
      <style:table-cell-properties fo:background-color="#ffc7ce"/>
    </style:style>
    <style:style style:name="ConditionalStyle_5f_4875" style:display-name="ConditionalStyle_4875" style:family="table-cell" style:parent-style-name="Default">
      <style:table-cell-properties fo:background-color="#ffc7ce"/>
    </style:style>
    <style:style style:name="ConditionalStyle_5f_4818" style:display-name="ConditionalStyle_4818" style:family="table-cell" style:parent-style-name="Default">
      <style:table-cell-properties fo:background-color="#ffc7ce"/>
    </style:style>
    <style:style style:name="ConditionalStyle_5f_4641" style:display-name="ConditionalStyle_4641" style:family="table-cell" style:parent-style-name="Default">
      <style:table-cell-properties fo:background-color="#ffc7ce"/>
    </style:style>
    <style:style style:name="ConditionalStyle_5f_4584" style:display-name="ConditionalStyle_4584" style:family="table-cell" style:parent-style-name="Default">
      <style:table-cell-properties fo:background-color="#ffc7ce"/>
    </style:style>
    <style:style style:name="ConditionalStyle_5f_3917" style:display-name="ConditionalStyle_3917" style:family="table-cell" style:parent-style-name="Default">
      <style:table-cell-properties fo:background-color="#ffc7ce"/>
    </style:style>
    <style:style style:name="ConditionalStyle_5f_3354" style:display-name="ConditionalStyle_3354" style:family="table-cell" style:parent-style-name="Default">
      <style:table-cell-properties fo:background-color="#ffc7ce"/>
    </style:style>
    <style:style style:name="ConditionalStyle_5f_2652" style:display-name="ConditionalStyle_2652" style:family="table-cell" style:parent-style-name="Default">
      <style:table-cell-properties fo:background-color="#ffc7ce"/>
    </style:style>
    <style:style style:name="ConditionalStyle_5f_2184" style:display-name="ConditionalStyle_2184" style:family="table-cell" style:parent-style-name="Default">
      <style:table-cell-properties fo:background-color="#ffc7ce"/>
    </style:style>
    <style:style style:name="ConditionalStyle_5f_2127" style:display-name="ConditionalStyle_2127" style:family="table-cell" style:parent-style-name="Default">
      <style:table-cell-properties fo:background-color="#ffc7ce"/>
    </style:style>
    <style:style style:name="ConditionalStyle_5f_1482" style:display-name="ConditionalStyle_1482" style:family="table-cell" style:parent-style-name="Default">
      <style:table-cell-properties fo:background-color="#ffc7ce"/>
    </style:style>
    <style:style style:name="ConditionalStyle_5f_1425" style:display-name="ConditionalStyle_1425" style:family="table-cell" style:parent-style-name="Default">
      <style:table-cell-properties fo:background-color="#ffc7ce"/>
    </style:style>
    <style:style style:name="ConditionalStyle_5f_1014" style:display-name="ConditionalStyle_1014" style:family="table-cell" style:parent-style-name="Default">
      <style:table-cell-properties fo:background-color="#ffc7ce"/>
    </style:style>
    <style:style style:name="ConditionalStyle_5f_704" style:display-name="ConditionalStyle_704" style:family="table-cell" style:parent-style-name="Default">
      <style:table-cell-properties fo:background-color="#ffc7ce"/>
    </style:style>
    <style:style style:name="ConditionalStyle_5f_3883" style:display-name="ConditionalStyle_3883" style:family="table-cell" style:parent-style-name="Default">
      <style:table-cell-properties fo:background-color="#ffc7c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/00/0000</text:date>, <text:time style:data-style-name="N2" text:time-value="12:14:30.17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6T14:46:29.015000000</meta:creation-date>
    <dc:date>2022-11-02T16:23:30.958000000</dc:date>
    <meta:editing-duration>PT21H18M16S</meta:editing-duration>
    <meta:editing-cycles>99</meta:editing-cycles>
    <meta:generator>LibreOffice/7.0.4.2$Windows_X86_64 LibreOffice_project/dcf040e67528d9187c66b2379df5ea4407429775</meta:generator>
    <meta:document-statistic meta:table-count="2" meta:cell-count="2899" meta:object-count="0"/>
  </office:meta>
</office:document-meta>
</file>